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1" style:family="table-column">
      <style:table-column-properties fo:break-before="auto" style:column-width="101.91pt"/>
    </style:style>
    <style:style style:name="co13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11.4pt"/>
    </style:style>
    <style:style style:name="co15" style:family="table-column">
      <style:table-column-properties fo:break-before="auto" style:column-width="123.99pt"/>
    </style:style>
    <style:style style:name="co16" style:family="table-column">
      <style:table-column-properties fo:break-before="auto" style:column-width="129.15pt"/>
    </style:style>
    <style:style style:name="co14" style:family="table-column">
      <style:table-column-properties fo:break-before="auto" style:column-width="130.71pt"/>
    </style:style>
    <style:style style:name="co17" style:family="table-column">
      <style:table-column-properties fo:break-before="auto" style:column-width="97.26pt"/>
    </style:style>
    <style:style style:name="co18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144.11pt"/>
    </style:style>
    <style:style style:name="co12" style:family="table-column">
      <style:table-column-properties fo:break-before="auto" style:column-width="75.09pt"/>
    </style:style>
    <style:style style:name="co19" style:family="table-column">
      <style:table-column-properties fo:break-before="auto" style:column-width="116.79pt"/>
    </style:style>
    <style:style style:name="co20" style:family="table-column">
      <style:table-column-properties fo:break-before="auto" style:column-width="118.35pt"/>
    </style:style>
    <style:style style:name="co21" style:family="table-column">
      <style:table-column-properties fo:break-before="auto" style:column-width="123.76pt"/>
    </style:style>
    <style:style style:name="co22" style:family="table-column">
      <style:table-column-properties fo:break-before="auto" style:column-width="80.5pt"/>
    </style:style>
    <style:style style:name="co23" style:family="table-column">
      <style:table-column-properties fo:break-before="auto" style:column-width="94.39pt"/>
    </style:style>
    <style:style style:name="co24" style:family="table-column">
      <style:table-column-properties fo:break-before="auto" style:column-width="92.1pt"/>
    </style:style>
    <style:style style:name="co25" style:family="table-column">
      <style:table-column-properties fo:break-before="auto" style:column-width="147.15pt"/>
    </style:style>
    <style:style style:name="co26" style:family="table-column">
      <style:table-column-properties fo:break-before="auto" style:column-width="135.84pt"/>
    </style:style>
    <style:style style:name="co27" style:family="table-column">
      <style:table-column-properties fo:break-before="auto" style:column-width="87.56pt"/>
    </style:style>
    <style:style style:name="co28" style:family="table-column">
      <style:table-column-properties fo:break-before="auto" style:column-width="104.2pt"/>
    </style:style>
    <style:style style:name="co29" style:family="table-column">
      <style:table-column-properties fo:break-before="auto" style:column-width="100.66pt"/>
    </style:style>
    <style:style style:name="co30" style:family="table-column">
      <style:table-column-properties fo:break-before="auto" style:column-width="190.4pt"/>
    </style:style>
    <style:style style:name="co32" style:family="table-column">
      <style:table-column-properties fo:break-before="auto" style:column-width="121.95pt"/>
    </style:style>
    <style:style style:name="co33" style:family="table-column">
      <style:table-column-properties fo:break-before="auto" style:column-width="139.95pt"/>
    </style:style>
    <style:style style:name="co34" style:family="table-column">
      <style:table-column-properties fo:break-before="auto" style:column-width="173.4pt"/>
    </style:style>
    <style:style style:name="co35" style:family="table-column">
      <style:table-column-properties fo:break-before="auto" style:column-width="179.6pt"/>
    </style:style>
    <style:style style:name="co36" style:family="table-column">
      <style:table-column-properties fo:break-before="auto" style:column-width="171.35pt"/>
    </style:style>
    <style:style style:name="co37" style:family="table-column">
      <style:table-column-properties fo:break-before="auto" style:column-width="177.51pt"/>
    </style:style>
    <style:style style:name="co38" style:family="table-column">
      <style:table-column-properties fo:break-before="auto" style:column-width="189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3">
      <style:text-properties style:text-position=""/>
    </style:style>
    <style:style style:name="ce5" style:family="table-cell" style:parent-style-name="Default" style:data-style-name="N61">
      <style:text-properties style:text-position=""/>
    </style:style>
    <style:style style:name="ce3" style:family="table-cell" style:parent-style-name="Default" style:data-style-name="N43"/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84"/>
    <style:style style:name="ce7" style:family="table-cell" style:parent-style-name="Default" style:data-style-name="N11"/>
    <style:style style:name="ce8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EA" table:style-name="ta1">
        <table:shapes>
          <draw:frame draw:z-index="0" draw:style-name="gr1" draw:text-style-name="P1" svg:width="444.76pt" svg:height="361.59pt" svg:x="429.22pt" svg:y="777.6pt">
            <loext:p draw:notify-on-update-of-ranges="AEA.A61:AEA.A65 AEA.B60:AEA.B60 AEA.B61:AEA.B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4.89pt" svg:height="369.13pt" svg:x="897.76pt" svg:y="774.4pt">
            <loext:p draw:notify-on-update-of-ranges="AEA.A68:AEA.A72 AEA.B67:AEA.B67 AEA.B68:AEA.B7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EA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table:formula="of:=[AEA.B2]*[AEA.B3]*4/1000000" office:value-type="float" office:value="16.515072" calcext:value-type="float">
            <text:p>16.515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400768" calcext:value-type="float">
            <text:p>0.00400768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158308" calcext:value-type="float">
            <text:p>0.00158308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0129136" calcext:value-type="float">
            <text:p>0.00129136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80206" calcext:value-type="float">
            <text:p>0.080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4233" calcext:value-type="float">
            <text:p>0.214233</text:p>
          </table:table-cell>
          <table:table-cell/>
          <table:table-cell office:value-type="float" office:value="0.214233" calcext:value-type="float">
            <text:p>0.214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872" calcext:value-type="float">
            <text:p>0.208872</text:p>
          </table:table-cell>
          <table:table-cell/>
          <table:table-cell office:value-type="float" office:value="0.208872" calcext:value-type="float">
            <text:p>0.208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421" calcext:value-type="float">
            <text:p>0.20421</text:p>
          </table:table-cell>
          <table:table-cell/>
          <table:table-cell office:value-type="float" office:value="0.20421" calcext:value-type="float">
            <text:p>0.20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200097" calcext:value-type="float">
            <text:p>0.200097</text:p>
          </table:table-cell>
          <table:table-cell/>
          <table:table-cell office:value-type="float" office:value="0.200097" calcext:value-type="float">
            <text:p>0.2000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6458" calcext:value-type="float">
            <text:p>0.196458</text:p>
          </table:table-cell>
          <table:table-cell/>
          <table:table-cell office:value-type="float" office:value="0.196458" calcext:value-type="float">
            <text:p>0.1964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3224" calcext:value-type="float">
            <text:p>0.193224</text:p>
          </table:table-cell>
          <table:table-cell/>
          <table:table-cell office:value-type="float" office:value="0.193224" calcext:value-type="float">
            <text:p>0.1932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90364" calcext:value-type="float">
            <text:p>0.190364</text:p>
          </table:table-cell>
          <table:table-cell/>
          <table:table-cell office:value-type="float" office:value="0.190364" calcext:value-type="float">
            <text:p>0.1903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7837" calcext:value-type="float">
            <text:p>0.187837</text:p>
          </table:table-cell>
          <table:table-cell/>
          <table:table-cell office:value-type="float" office:value="0.187837" calcext:value-type="float">
            <text:p>0.1878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561" calcext:value-type="float">
            <text:p>0.18561</text:p>
          </table:table-cell>
          <table:table-cell/>
          <table:table-cell office:value-type="float" office:value="0.18561" calcext:value-type="float">
            <text:p>0.185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3647" calcext:value-type="float">
            <text:p>0.183647</text:p>
          </table:table-cell>
          <table:table-cell/>
          <table:table-cell office:value-type="float" office:value="0.183647" calcext:value-type="float">
            <text:p>0.1836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1919" calcext:value-type="float">
            <text:p>0.181919</text:p>
          </table:table-cell>
          <table:table-cell/>
          <table:table-cell office:value-type="float" office:value="0.181919" calcext:value-type="float">
            <text:p>0.1819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80396" calcext:value-type="float">
            <text:p>0.180396</text:p>
          </table:table-cell>
          <table:table-cell/>
          <table:table-cell office:value-type="float" office:value="0.180396" calcext:value-type="float">
            <text:p>0.180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9051" calcext:value-type="float">
            <text:p>0.179051</text:p>
          </table:table-cell>
          <table:table-cell/>
          <table:table-cell office:value-type="float" office:value="0.179051" calcext:value-type="float">
            <text:p>0.1790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7864" calcext:value-type="float">
            <text:p>0.177864</text:p>
          </table:table-cell>
          <table:table-cell/>
          <table:table-cell office:value-type="float" office:value="0.177864" calcext:value-type="float">
            <text:p>0.1778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6813" calcext:value-type="float">
            <text:p>0.176813</text:p>
          </table:table-cell>
          <table:table-cell/>
          <table:table-cell office:value-type="float" office:value="0.176813" calcext:value-type="float">
            <text:p>0.1768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5883" calcext:value-type="float">
            <text:p>0.175883</text:p>
          </table:table-cell>
          <table:table-cell/>
          <table:table-cell office:value-type="float" office:value="0.175883" calcext:value-type="float">
            <text:p>0.17588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5055" calcext:value-type="float">
            <text:p>0.175055</text:p>
          </table:table-cell>
          <table:table-cell/>
          <table:table-cell office:value-type="float" office:value="0.175055" calcext:value-type="float">
            <text:p>0.175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4317" calcext:value-type="float">
            <text:p>0.174317</text:p>
          </table:table-cell>
          <table:table-cell/>
          <table:table-cell office:value-type="float" office:value="0.174317" calcext:value-type="float">
            <text:p>0.1743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3657" calcext:value-type="float">
            <text:p>0.173657</text:p>
          </table:table-cell>
          <table:table-cell/>
          <table:table-cell office:value-type="float" office:value="0.173657" calcext:value-type="float">
            <text:p>0.1736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3065" calcext:value-type="float">
            <text:p>0.173065</text:p>
          </table:table-cell>
          <table:table-cell/>
          <table:table-cell office:value-type="float" office:value="0.173065" calcext:value-type="float">
            <text:p>0.1730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2534" calcext:value-type="float">
            <text:p>0.172534</text:p>
          </table:table-cell>
          <table:table-cell/>
          <table:table-cell office:value-type="float" office:value="0.172534" calcext:value-type="float">
            <text:p>0.1725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2056" calcext:value-type="float">
            <text:p>0.172056</text:p>
          </table:table-cell>
          <table:table-cell/>
          <table:table-cell office:value-type="float" office:value="0.172056" calcext:value-type="float">
            <text:p>0.1720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1626" calcext:value-type="float">
            <text:p>0.171626</text:p>
          </table:table-cell>
          <table:table-cell/>
          <table:table-cell office:value-type="float" office:value="0.171626" calcext:value-type="float">
            <text:p>0.1716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71235" calcext:value-type="float">
            <text:p>0.171235</text:p>
          </table:table-cell>
          <table:table-cell/>
          <table:table-cell office:value-type="float" office:value="0.171235" calcext:value-type="float">
            <text:p>0.1712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70881" calcext:value-type="float">
            <text:p>0.170881</text:p>
          </table:table-cell>
          <table:table-cell/>
          <table:table-cell office:value-type="float" office:value="0.170881" calcext:value-type="float">
            <text:p>0.1708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70558" calcext:value-type="float">
            <text:p>0.170558</text:p>
          </table:table-cell>
          <table:table-cell/>
          <table:table-cell office:value-type="float" office:value="0.170558" calcext:value-type="float">
            <text:p>0.1705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7026" calcext:value-type="float">
            <text:p>0.17026</text:p>
          </table:table-cell>
          <table:table-cell/>
          <table:table-cell office:value-type="float" office:value="0.17026" calcext:value-type="float">
            <text:p>0.170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9988" calcext:value-type="float">
            <text:p>0.169988</text:p>
          </table:table-cell>
          <table:table-cell/>
          <table:table-cell office:value-type="float" office:value="0.169988" calcext:value-type="float">
            <text:p>0.1699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9736" calcext:value-type="float">
            <text:p>0.169736</text:p>
          </table:table-cell>
          <table:table-cell/>
          <table:table-cell office:value-type="float" office:value="0.169736" calcext:value-type="float">
            <text:p>0.1697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9502" calcext:value-type="float">
            <text:p>0.169502</text:p>
          </table:table-cell>
          <table:table-cell/>
          <table:table-cell office:value-type="float" office:value="0.169502" calcext:value-type="float">
            <text:p>0.169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9286" calcext:value-type="float">
            <text:p>0.169286</text:p>
          </table:table-cell>
          <table:table-cell/>
          <table:table-cell office:value-type="float" office:value="0.169286" calcext:value-type="float">
            <text:p>0.16928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9085" calcext:value-type="float">
            <text:p>0.169085</text:p>
          </table:table-cell>
          <table:table-cell/>
          <table:table-cell office:value-type="float" office:value="0.169085" calcext:value-type="float">
            <text:p>0.16908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8896" calcext:value-type="float">
            <text:p>0.168896</text:p>
          </table:table-cell>
          <table:table-cell/>
          <table:table-cell office:value-type="float" office:value="0.168896" calcext:value-type="float">
            <text:p>0.1688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8719" calcext:value-type="float">
            <text:p>0.168719</text:p>
          </table:table-cell>
          <table:table-cell/>
          <table:table-cell office:value-type="float" office:value="0.168719" calcext:value-type="float">
            <text:p>0.1687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8554" calcext:value-type="float">
            <text:p>0.168554</text:p>
          </table:table-cell>
          <table:table-cell/>
          <table:table-cell office:value-type="float" office:value="0.168554" calcext:value-type="float">
            <text:p>0.1685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8396" calcext:value-type="float">
            <text:p>0.168396</text:p>
          </table:table-cell>
          <table:table-cell/>
          <table:table-cell office:value-type="float" office:value="0.168396" calcext:value-type="float">
            <text:p>0.168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8249" calcext:value-type="float">
            <text:p>0.168249</text:p>
          </table:table-cell>
          <table:table-cell/>
          <table:table-cell office:value-type="float" office:value="0.168249" calcext:value-type="float">
            <text:p>0.1682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8108" calcext:value-type="float">
            <text:p>0.168108</text:p>
          </table:table-cell>
          <table:table-cell/>
          <table:table-cell office:value-type="float" office:value="0.168108" calcext:value-type="float">
            <text:p>0.168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7974" calcext:value-type="float">
            <text:p>0.167974</text:p>
          </table:table-cell>
          <table:table-cell/>
          <table:table-cell office:value-type="float" office:value="0.167974" calcext:value-type="float">
            <text:p>0.1679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7848" calcext:value-type="float">
            <text:p>0.167848</text:p>
          </table:table-cell>
          <table:table-cell/>
          <table:table-cell office:value-type="float" office:value="0.167848" calcext:value-type="float">
            <text:p>0.1678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7728" calcext:value-type="float">
            <text:p>0.167728</text:p>
          </table:table-cell>
          <table:table-cell/>
          <table:table-cell office:value-type="float" office:value="0.167728" calcext:value-type="float">
            <text:p>0.1677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7613" calcext:value-type="float">
            <text:p>0.167613</text:p>
          </table:table-cell>
          <table:table-cell/>
          <table:table-cell office:value-type="float" office:value="0.167613" calcext:value-type="float">
            <text:p>0.1676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7502" calcext:value-type="float">
            <text:p>0.167502</text:p>
          </table:table-cell>
          <table:table-cell/>
          <table:table-cell office:value-type="float" office:value="0.167502" calcext:value-type="float">
            <text:p>0.167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7398" calcext:value-type="float">
            <text:p>0.167398</text:p>
          </table:table-cell>
          <table:table-cell/>
          <table:table-cell office:value-type="float" office:value="0.167398" calcext:value-type="float">
            <text:p>0.1673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7298" calcext:value-type="float">
            <text:p>0.167298</text:p>
          </table:table-cell>
          <table:table-cell/>
          <table:table-cell office:value-type="float" office:value="0.167298" calcext:value-type="float">
            <text:p>0.1672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7201" calcext:value-type="float">
            <text:p>0.167201</text:p>
          </table:table-cell>
          <table:table-cell/>
          <table:table-cell office:value-type="float" office:value="0.167201" calcext:value-type="float">
            <text:p>0.1672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7108" calcext:value-type="float">
            <text:p>0.167108</text:p>
          </table:table-cell>
          <table:table-cell/>
          <table:table-cell office:value-type="float" office:value="0.167108" calcext:value-type="float">
            <text:p>0.167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7021" calcext:value-type="float">
            <text:p>0.167021</text:p>
          </table:table-cell>
          <table:table-cell/>
          <table:table-cell office:value-type="float" office:value="0.167021" calcext:value-type="float">
            <text:p>0.1670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225720332219002" calcext:value-type="float">
            <text:p>0.2257203322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076427" calcext:value-type="float">
            <text:p>0.0076427</text:p>
          </table:table-cell>
          <table:table-cell table:formula="of:=[.D61]/[.B61]/1000" office:value-type="float" office:value="2.16089497167231" calcext:value-type="float">
            <text:p>2.1608949717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0400768" calcext:value-type="float">
            <text:p>0.00400768</text:p>
          </table:table-cell>
          <table:table-cell table:formula="of:=[.D62]/[.B62]/1000" office:value-type="float" office:value="4.1208559565634" calcext:value-type="float">
            <text:p>4.1208559566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I4]" office:value-type="float" office:value="0.00158308" calcext:value-type="float">
            <text:p>0.00158308</text:p>
          </table:table-cell>
          <table:table-cell table:formula="of:=[.D63]/[.B63]/1000" office:value-type="float" office:value="10.4322409480254" calcext:value-type="float">
            <text:p>10.432240948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K4]" office:value-type="float" office:value="0.00129136" calcext:value-type="float">
            <text:p>0.00129136</text:p>
          </table:table-cell>
          <table:table-cell table:formula="of:=[.D64]/[.B64]/1000" office:value-type="float" office:value="12.7888985255854" calcext:value-type="float">
            <text:p>12.7888985256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M4]" office:value-type="float" office:value="0.080206" calcext:value-type="float">
            <text:p>0.080206</text:p>
          </table:table-cell>
          <table:table-cell table:formula="of:=[.D65]/[.B65]/1000" office:value-type="float" office:value="0.205908186419969" calcext:value-type="float">
            <text:p>0.2059081864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68]/[.B61]" office:value-type="float" office:value="0.168966464731051" calcext:value-type="float">
            <text:p>0.1689664647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69]/[.B62]" office:value-type="float" office:value="0.322221335036729" calcext:value-type="float">
            <text:p>0.322221335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70]/[.B63]" office:value-type="float" office:value="0.815726305682593" calcext:value-type="float">
            <text:p>0.8157263057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71]/[.B64]" office:value-type="float" office:value="1" calcext:value-type="float">
            <text:p>1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72]/[.B65]" office:value-type="float" office:value="0.0161005411066504" calcext:value-type="float">
            <text:p>0.0161005411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</table:table>
      <table:table table:name="KDD2" table:style-name="ta1">
        <table:shapes>
          <draw:frame draw:z-index="0" draw:style-name="gr1" draw:text-style-name="P1" svg:width="540.2pt" svg:height="304.02pt" svg:x="483.11pt" svg:y="227.17pt">
            <loext:p draw:notify-on-update-of-ranges="KDD2.A24:KDD2.A31 KDD2.B23:KDD2.B23 KDD2.B24:KDD2.B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39.97pt" svg:height="318.93pt" svg:x="1041.73pt" svg:y="218.69pt">
            <loext:p draw:notify-on-update-of-ranges="KDD2.A34:KDD2.A41 KDD2.B33:KDD2.B33 KDD2.B34:KDD2.B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5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DD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131329" calcext:value-type="float">
            <text:p>13132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formula="of:=[KDD2.B2]*[KDD2.B3]*4/1000000" office:value-type="float" office:value="1223.98628" calcext:value-type="float">
            <text:p>1223.9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297084" calcext:value-type="float">
            <text:p>0.29708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164134" calcext:value-type="float">
            <text:p>0.16413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71622" calcext:value-type="float">
            <text:p>0.0971622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852446" calcext:value-type="float">
            <text:p>0.0852446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8045" calcext:value-type="float">
            <text:p>0.098045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41906" calcext:value-type="float">
            <text:p>0.41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1.68583393767425" calcext:value-type="float">
            <text:p>1.6858339377</text:p>
          </table:table-cell>
          <table:table-cell table:number-columns-repeated="3"/>
        </table:table-row>
        <table:table-row table:style-name="ro1" table:number-rows-repeated="9">
          <table:table-cell table:number-columns-repeated="23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574989" calcext:value-type="float">
            <text:p>0.574989</text:p>
          </table:table-cell>
          <table:table-cell table:formula="of:=[.D24]/[.B24]/1000" office:value-type="float" office:value="2.12871251450028" calcext:value-type="float">
            <text:p>2.1287125145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297084" calcext:value-type="float">
            <text:p>0.297084</text:p>
          </table:table-cell>
          <table:table-cell table:formula="of:=[.D25]/[.B25]/1000" office:value-type="float" office:value="4.12000067321027" calcext:value-type="float">
            <text:p>4.1200006732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164134" calcext:value-type="float">
            <text:p>0.164134</text:p>
          </table:table-cell>
          <table:table-cell table:formula="of:=[.D26]/[.B26]/1000" office:value-type="float" office:value="7.45723786662118" calcext:value-type="float">
            <text:p>7.4572378666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971622" calcext:value-type="float">
            <text:p>0.0971622</text:p>
          </table:table-cell>
          <table:table-cell table:formula="of:=[.D27]/[.B27]/1000" office:value-type="float" office:value="12.5973504099331" calcext:value-type="float">
            <text:p>12.5973504099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852446" calcext:value-type="float">
            <text:p>0.0852446</text:p>
          </table:table-cell>
          <table:table-cell table:formula="of:=[.D28]/[.B28]/1000" office:value-type="float" office:value="14.3585198358606" calcext:value-type="float">
            <text:p>14.3585198359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098045" calcext:value-type="float">
            <text:p>0.098045</text:p>
          </table:table-cell>
          <table:table-cell table:formula="of:=[.D29]/[.B29]/1000" office:value-type="float" office:value="12.4839235045132" calcext:value-type="float">
            <text:p>12.4839235045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0707404" calcext:value-type="float">
            <text:p>0.0707404</text:p>
          </table:table-cell>
          <table:table-cell table:formula="of:=[.D30]/[.B30]/1000" office:value-type="float" office:value="17.3025071953226" calcext:value-type="float">
            <text:p>17.3025071953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0.41906" calcext:value-type="float">
            <text:p>0.41906</text:p>
          </table:table-cell>
          <table:table-cell table:formula="of:=[.D31]/[.B31]/1000" office:value-type="float" office:value="2.92079005393022" calcext:value-type="float">
            <text:p>2.9207900539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4]/[.B24]" office:value-type="float" office:value="0.123029136209562" calcext:value-type="float">
            <text:p>0.1230291362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5]/[.B25]" office:value-type="float" office:value="0.238115819094936" calcext:value-type="float">
            <text:p>0.2381158191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6]/[.B26]" office:value-type="float" office:value="0.430991750642767" calcext:value-type="float">
            <text:p>0.4309917506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37]/[.B27]" office:value-type="float" office:value="0.728065029404439" calcext:value-type="float">
            <text:p>0.7280650294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38]/[.B28]" office:value-type="float" office:value="0.829851978893678" calcext:value-type="float">
            <text:p>0.8298519789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39]/[.B29]" office:value-type="float" office:value="0.721509510938855" calcext:value-type="float">
            <text:p>0.7215095109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0]/[.B30]" office:value-type="float" office:value="1" calcext:value-type="float">
            <text:p>1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1]/[.B31]" office:value-type="float" office:value="0.168807330692502" calcext:value-type="float">
            <text:p>0.1688073307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</table:table>
      <table:table table:name="Netflix" table:style-name="ta1">
        <table:shapes>
          <draw:frame draw:z-index="0" draw:style-name="gr1" draw:text-style-name="P1" svg:width="524.35pt" svg:height="445.86pt" svg:x="419.92pt" svg:y="231.48pt">
            <loext:p draw:notify-on-update-of-ranges="Netflix.A22:Netflix.A31 Netflix.B21:Netflix.B21 Netflix.B22:Netflix.B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24.35pt" svg:height="445.86pt" svg:x="962.84pt" svg:y="231.51pt">
            <loext:p draw:notify-on-update-of-ranges="Netflix.A22:Netflix.A31 Netflix.C21:Netflix.C21 Netflix.C22:Netflix.C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 table:number-columns-repeated="5"/>
          <table:table-cell office:value-type="float" office:value="4.6870801309921" calcext:value-type="float">
            <text:p>4.687080131</text:p>
          </table:table-cell>
          <table:table-cell/>
          <table:table-cell office:value-type="float" office:value="4.70220993271573" calcext:value-type="float">
            <text:p>4.7022099327</text:p>
          </table:table-cell>
          <table:table-cell/>
          <table:table-cell office:value-type="float" office:value="4.70221126307" calcext:value-type="float">
            <text:p>4.702211263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2]*[Netflix.B3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1638" calcext:value-type="float">
            <text:p>2.41638</text:p>
          </table:table-cell>
          <table:table-cell office:value-type="float" office:value="1.65721" calcext:value-type="float">
            <text:p>1.65721</text:p>
          </table:table-cell>
          <table:table-cell office:value-type="float" office:value="2.08946" calcext:value-type="float">
            <text:p>2.08946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0.915566" calcext:value-type="float">
            <text:p>0.915566</text:p>
          </table:table-cell>
          <table:table-cell office:value-type="float" office:value="1.65659" calcext:value-type="float">
            <text:p>1.65659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1.65715" calcext:value-type="float">
            <text:p>1.65715</text:p>
          </table:table-cell>
          <table:table-cell office:value-type="float" office:value="0.311016" calcext:value-type="float">
            <text:p>0.311016</text:p>
          </table:table-cell>
          <table:table-cell/>
          <table:table-cell office:value-type="float" office:value="0.22983" calcext:value-type="float">
            <text:p>0.22983</text:p>
          </table:table-cell>
          <table:table-cell/>
          <table:table-cell office:value-type="float" office:value="38.7342820167542" calcext:value-type="float">
            <text:p>38.7342820168</text:p>
          </table:table-cell>
          <table:table-cell office:value-type="float" office:value="2.53808898298516" calcext:value-type="float">
            <text:p>2.538088983</text:p>
          </table:table-cell>
          <table:table-cell office:value-type="float" office:value="5.60954322814941" calcext:value-type="float">
            <text:p>5.6095432281</text:p>
          </table:table-cell>
          <table:table-cell office:value-type="float" office:value="4.03313776588147" calcext:value-type="float">
            <text:p>4.0331377659</text:p>
          </table:table-cell>
          <table:table-cell office:value-type="float" office:value="1.7154266834259" calcext:value-type="float">
            <text:p>1.7154266834</text:p>
          </table:table-cell>
          <table:table-cell office:value-type="float" office:value="4.03313976141" calcext:value-type="float">
            <text:p>4.033139761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27493" calcext:value-type="float">
            <text:p>1.27493</text:p>
          </table:table-cell>
          <table:table-cell/>
          <table:table-cell office:value-type="float" office:value="1.26952" calcext:value-type="float">
            <text:p>1.26952</text:p>
          </table:table-cell>
          <table:table-cell/>
          <table:table-cell office:value-type="float" office:value="1.2678" calcext:value-type="float">
            <text:p>1.2678</text:p>
          </table:table-cell>
          <table:table-cell/>
          <table:table-cell office:value-type="float" office:value="1.26741" calcext:value-type="float">
            <text:p>1.26741</text:p>
          </table:table-cell>
          <table:table-cell/>
          <table:table-cell office:value-type="float" office:value="1.26857" calcext:value-type="float">
            <text:p>1.26857</text:p>
          </table:table-cell>
          <table:table-cell table:number-columns-repeated="5"/>
          <table:table-cell office:value-type="float" office:value="2.52484704291646" calcext:value-type="float">
            <text:p>2.5248470429</text:p>
          </table:table-cell>
          <table:table-cell/>
          <table:table-cell office:value-type="float" office:value="3.8979875249462" calcext:value-type="float">
            <text:p>3.8979875249</text:p>
          </table:table-cell>
          <table:table-cell/>
          <table:table-cell office:value-type="float" office:value="3.8979888553" calcext:value-type="float">
            <text:p>3.8979888553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308" calcext:value-type="float">
            <text:p>1.14308</text:p>
          </table:table-cell>
          <table:table-cell/>
          <table:table-cell office:value-type="float" office:value="1.13816" calcext:value-type="float">
            <text:p>1.13816</text:p>
          </table:table-cell>
          <table:table-cell/>
          <table:table-cell office:value-type="float" office:value="1.13593" calcext:value-type="float">
            <text:p>1.13593</text:p>
          </table:table-cell>
          <table:table-cell/>
          <table:table-cell office:value-type="float" office:value="1.13529" calcext:value-type="float">
            <text:p>1.13529</text:p>
          </table:table-cell>
          <table:table-cell/>
          <table:table-cell office:value-type="float" office:value="1.13608" calcext:value-type="float">
            <text:p>1.13608</text:p>
          </table:table-cell>
          <table:table-cell table:number-columns-repeated="5"/>
          <table:table-cell office:value-type="float" office:value="2.52322303725539" calcext:value-type="float">
            <text:p>2.5232230373</text:p>
          </table:table-cell>
          <table:table-cell/>
          <table:table-cell office:value-type="float" office:value="3.83269412637457" calcext:value-type="float">
            <text:p>3.8326941264</text:p>
          </table:table-cell>
          <table:table-cell/>
          <table:table-cell office:value-type="float" office:value="3.83269745226" calcext:value-type="float">
            <text:p>3.8326974523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08804" calcext:value-type="float">
            <text:p>1.08804</text:p>
          </table:table-cell>
          <table:table-cell/>
          <table:table-cell office:value-type="float" office:value="1.08424" calcext:value-type="float">
            <text:p>1.08424</text:p>
          </table:table-cell>
          <table:table-cell/>
          <table:table-cell office:value-type="float" office:value="1.08228" calcext:value-type="float">
            <text:p>1.08228</text:p>
          </table:table-cell>
          <table:table-cell/>
          <table:table-cell office:value-type="float" office:value="1.08168" calcext:value-type="float">
            <text:p>1.08168</text:p>
          </table:table-cell>
          <table:table-cell/>
          <table:table-cell office:value-type="float" office:value="1.08221" calcext:value-type="float">
            <text:p>1.08221</text:p>
          </table:table-cell>
          <table:table-cell table:number-columns-repeated="5"/>
          <table:table-cell office:value-type="float" office:value="2.52268381884356" calcext:value-type="float">
            <text:p>2.5226838188</text:p>
          </table:table-cell>
          <table:table-cell/>
          <table:table-cell office:value-type="float" office:value="3.7931763195149" calcext:value-type="float">
            <text:p>3.7931763195</text:p>
          </table:table-cell>
          <table:table-cell/>
          <table:table-cell office:value-type="float" office:value="3.79317598693" calcext:value-type="float">
            <text:p>3.7931759869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06065" calcext:value-type="float">
            <text:p>1.06065</text:p>
          </table:table-cell>
          <table:table-cell/>
          <table:table-cell office:value-type="float" office:value="1.05766" calcext:value-type="float">
            <text:p>1.05766</text:p>
          </table:table-cell>
          <table:table-cell/>
          <table:table-cell office:value-type="float" office:value="1.05597" calcext:value-type="float">
            <text:p>1.05597</text:p>
          </table:table-cell>
          <table:table-cell/>
          <table:table-cell office:value-type="float" office:value="1.05543" calcext:value-type="float">
            <text:p>1.05543</text:p>
          </table:table-cell>
          <table:table-cell/>
          <table:table-cell office:value-type="float" office:value="1.05583" calcext:value-type="float">
            <text:p>1.05583</text:p>
          </table:table-cell>
          <table:table-cell table:number-columns-repeated="5"/>
          <table:table-cell office:value-type="float" office:value="2.52267721227024" calcext:value-type="float">
            <text:p>2.5226772123</text:p>
          </table:table-cell>
          <table:table-cell/>
          <table:table-cell office:value-type="float" office:value="3.76508125713714" calcext:value-type="float">
            <text:p>3.7650812571</text:p>
          </table:table-cell>
          <table:table-cell/>
          <table:table-cell office:value-type="float" office:value="3.76508325267" calcext:value-type="float">
            <text:p>3.76508325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04431" calcext:value-type="float">
            <text:p>1.04431</text:p>
          </table:table-cell>
          <table:table-cell/>
          <table:table-cell office:value-type="float" office:value="1.04185" calcext:value-type="float">
            <text:p>1.04185</text:p>
          </table:table-cell>
          <table:table-cell/>
          <table:table-cell office:value-type="float" office:value="1.04033" calcext:value-type="float">
            <text:p>1.04033</text:p>
          </table:table-cell>
          <table:table-cell/>
          <table:table-cell office:value-type="float" office:value="1.03985" calcext:value-type="float">
            <text:p>1.03985</text:p>
          </table:table-cell>
          <table:table-cell/>
          <table:table-cell office:value-type="float" office:value="1.04018" calcext:value-type="float">
            <text:p>1.04018</text:p>
          </table:table-cell>
          <table:table-cell table:number-columns-repeated="5"/>
          <table:table-cell office:value-type="float" office:value="2.52281775245136" calcext:value-type="float">
            <text:p>2.5228177525</text:p>
          </table:table-cell>
          <table:table-cell/>
          <table:table-cell office:value-type="float" office:value="3.74327843243161" calcext:value-type="float">
            <text:p>3.7432784324</text:p>
          </table:table-cell>
          <table:table-cell/>
          <table:table-cell office:value-type="float" office:value="3.74327976278" calcext:value-type="float">
            <text:p>3.743279762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.03297" calcext:value-type="float">
            <text:p>1.03297</text:p>
          </table:table-cell>
          <table:table-cell/>
          <table:table-cell office:value-type="float" office:value="1.03085" calcext:value-type="float">
            <text:p>1.03085</text:p>
          </table:table-cell>
          <table:table-cell/>
          <table:table-cell office:value-type="float" office:value="1.02944" calcext:value-type="float">
            <text:p>1.02944</text:p>
          </table:table-cell>
          <table:table-cell/>
          <table:table-cell office:value-type="float" office:value="1.02899" calcext:value-type="float">
            <text:p>1.02899</text:p>
          </table:table-cell>
          <table:table-cell/>
          <table:table-cell office:value-type="float" office:value="1.02929" calcext:value-type="float">
            <text:p>1.02929</text:p>
          </table:table-cell>
          <table:table-cell table:number-columns-repeated="5"/>
          <table:table-cell office:value-type="float" office:value="2.52287741284053" calcext:value-type="float">
            <text:p>2.5228774128</text:p>
          </table:table-cell>
          <table:table-cell/>
          <table:table-cell office:value-type="float" office:value="3.72524549588164" calcext:value-type="float">
            <text:p>3.7252454959</text:p>
          </table:table-cell>
          <table:table-cell/>
          <table:table-cell office:value-type="float" office:value="3.72524715882" calcext:value-type="float">
            <text:p>3.725247158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.02422" calcext:value-type="float">
            <text:p>1.02422</text:p>
          </table:table-cell>
          <table:table-cell/>
          <table:table-cell office:value-type="float" office:value="1.02233" calcext:value-type="float">
            <text:p>1.02233</text:p>
          </table:table-cell>
          <table:table-cell/>
          <table:table-cell office:value-type="float" office:value="1.02099" calcext:value-type="float">
            <text:p>1.02099</text:p>
          </table:table-cell>
          <table:table-cell/>
          <table:table-cell office:value-type="float" office:value="1.02057" calcext:value-type="float">
            <text:p>1.02057</text:p>
          </table:table-cell>
          <table:table-cell/>
          <table:table-cell office:value-type="float" office:value="1.02085" calcext:value-type="float">
            <text:p>1.02085</text:p>
          </table:table-cell>
          <table:table-cell table:number-columns-repeated="5"/>
          <table:table-cell office:value-type="float" office:value="2.52289617357283" calcext:value-type="float">
            <text:p>2.5228961736</text:p>
          </table:table-cell>
          <table:table-cell/>
          <table:table-cell office:value-type="float" office:value="3.7094778181078" calcext:value-type="float">
            <text:p>3.7094778181</text:p>
          </table:table-cell>
          <table:table-cell/>
          <table:table-cell office:value-type="float" office:value="3.70948047881" calcext:value-type="float">
            <text:p>3.709480478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017" calcext:value-type="float">
            <text:p>1.017</text:p>
          </table:table-cell>
          <table:table-cell/>
          <table:table-cell office:value-type="float" office:value="1.01527" calcext:value-type="float">
            <text:p>1.01527</text:p>
          </table:table-cell>
          <table:table-cell/>
          <table:table-cell office:value-type="float" office:value="1.01399" calcext:value-type="float">
            <text:p>1.01399</text:p>
          </table:table-cell>
          <table:table-cell/>
          <table:table-cell office:value-type="float" office:value="1.01359" calcext:value-type="float">
            <text:p>1.01359</text:p>
          </table:table-cell>
          <table:table-cell/>
          <table:table-cell office:value-type="float" office:value="1.01385" calcext:value-type="float">
            <text:p>1.01385</text:p>
          </table:table-cell>
          <table:table-cell table:number-columns-repeated="5"/>
          <table:table-cell office:value-type="float" office:value="2.52291369881551" calcext:value-type="float">
            <text:p>2.5229136988</text:p>
          </table:table-cell>
          <table:table-cell/>
          <table:table-cell office:value-type="float" office:value="3.69494304508849" calcext:value-type="float">
            <text:p>3.6949430451</text:p>
          </table:table-cell>
          <table:table-cell/>
          <table:table-cell office:value-type="float" office:value="3.69494437544" calcext:value-type="float">
            <text:p>3.694944375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0108" calcext:value-type="float">
            <text:p>1.0108</text:p>
          </table:table-cell>
          <table:table-cell/>
          <table:table-cell office:value-type="float" office:value="1.00919" calcext:value-type="float">
            <text:p>1.00919</text:p>
          </table:table-cell>
          <table:table-cell/>
          <table:table-cell office:value-type="float" office:value="1.00794" calcext:value-type="float">
            <text:p>1.00794</text:p>
          </table:table-cell>
          <table:table-cell/>
          <table:table-cell office:value-type="float" office:value="1.00755" calcext:value-type="float">
            <text:p>1.00755</text:p>
          </table:table-cell>
          <table:table-cell/>
          <table:table-cell office:value-type="float" office:value="1.00781" calcext:value-type="float">
            <text:p>1.00781</text:p>
          </table:table-cell>
          <table:table-cell/>
          <table:table-cell office:value-type="float" office:value="1.01138" calcext:value-type="float">
            <text:p>1.01138</text:p>
          </table:table-cell>
          <table:table-cell/>
          <table:table-cell office:value-type="float" office:value="1.03324" calcext:value-type="float">
            <text:p>1.03324</text:p>
          </table:table-cell>
          <table:table-cell/>
          <table:table-cell office:value-type="float" office:value="2.52292465279806" calcext:value-type="float">
            <text:p>2.5229246528</text:p>
          </table:table-cell>
          <table:table-cell/>
          <table:table-cell office:value-type="float" office:value="3.68089651166445" calcext:value-type="float">
            <text:p>3.6808965117</text:p>
          </table:table-cell>
          <table:table-cell/>
          <table:table-cell office:value-type="float" office:value="3.68089750943" calcext:value-type="float">
            <text:p>3.6808975094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2.41638" calcext:value-type="float">
            <text:p>2.41638</text:p>
          </table:table-cell>
          <table:table-cell table:formula="of:=[.D22]/[.B22]" office:value-type="float" office:value="0.095113351376853" calcext:value-type="float">
            <text:p>0.0951133514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2.08946" calcext:value-type="float">
            <text:p>2.08946</text:p>
          </table:table-cell>
          <table:table-cell table:formula="of:=[.D23]/[.B23]" office:value-type="float" office:value="0.109994926918917" calcext:value-type="float">
            <text:p>0.1099949269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1.31434" calcext:value-type="float">
            <text:p>1.31434</text:p>
          </table:table-cell>
          <table:table-cell table:formula="of:=[.D24]/[.B24]" office:value-type="float" office:value="0.174863429553997" calcext:value-type="float">
            <text:p>0.1748634296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915566" calcext:value-type="float">
            <text:p>0.915566</text:p>
          </table:table-cell>
          <table:table-cell table:formula="of:=[.D25]/[.B25]" office:value-type="float" office:value="0.251025048986092" calcext:value-type="float">
            <text:p>0.251025049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894812" calcext:value-type="float">
            <text:p>0.894812</text:p>
          </table:table-cell>
          <table:table-cell table:formula="of:=[.D26]/[.B26]" office:value-type="float" office:value="0.256847248360549" calcext:value-type="float">
            <text:p>0.2568472484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311016" calcext:value-type="float">
            <text:p>0.311016</text:p>
          </table:table-cell>
          <table:table-cell table:formula="of:=[.D27]/[.B27]" office:value-type="float" office:value="0.738965197931939" calcext:value-type="float">
            <text:p>0.7389651979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22983" calcext:value-type="float">
            <text:p>0.22983</text:p>
          </table:table-cell>
          <table:table-cell table:formula="of:=[.D28]/[.B28]" office:value-type="float" office:value="1" calcext:value-type="float">
            <text:p>1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29]/[.B29]" office:value-type="float" office:value="0.00593350355379219" calcext:value-type="float">
            <text:p>0.0059335036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30]/[.B30]" office:value-type="float" office:value="0.0409712503589746" calcext:value-type="float">
            <text:p>0.040971250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31]/[.B31]" office:value-type="float" office:value="0.133978328669229" calcext:value-type="float">
            <text:p>0.1339783287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</table:table>
      <table:table table:name="IM4" table:style-name="ta1">
        <table:shapes>
          <draw:frame draw:z-index="0" draw:style-name="gr1" draw:text-style-name="P1" svg:width="558.31pt" svg:height="340.24pt" svg:x="409.44pt" svg:y="274.17pt">
            <loext:p draw:notify-on-update-of-ranges="IM4.A22:IM4.A28 IM4.B21:IM4.B21 IM4.B22:IM4.B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58.31pt" svg:height="351.98pt" svg:x="994.62pt" svg:y="274.17pt">
            <loext:p draw:notify-on-update-of-ranges="IM4.A31:IM4.A37 IM4.B30:IM4.B30 IM4.B31:IM4.B3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0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4</text:p>
          </table:table-cell>
          <table:table-cell table:number-columns-repeated="2"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4" table:formula="of:=41600*4" office:value-type="float" office:value="166400" calcext:value-type="float">
            <text:p>1664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</text:p>
          </table:table-cell>
          <table:table-cell table:formula="of:=[IM4.B2]*[IM4.B3]*4/1000000" office:value-type="float" office:value="1363.1488" calcext:value-type="float">
            <text:p>1363.1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0678" calcext:value-type="float">
            <text:p>0.510678</text:p>
          </table:table-cell>
          <table:table-cell office:value-type="float" office:value="0.350483" calcext:value-type="float">
            <text:p>0.350483</text:p>
          </table:table-cell>
          <table:table-cell office:value-type="float" office:value="0.272558" calcext:value-type="float">
            <text:p>0.272558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1.20765707492828" calcext:value-type="float">
            <text:p>1.2076570749</text:p>
          </table:table-cell>
          <table:table-cell office:value-type="float" office:value="0.385563303619289" calcext:value-type="float">
            <text:p>0.3855633036</text:p>
          </table:table-cell>
          <table:table-cell office:value-type="float" office:value="4.46640176773071" calcext:value-type="float">
            <text:p>4.4664017677</text:p>
          </table:table-cell>
          <table:table-cell office:value-type="float" office:value="0.25883245" calcext:value-type="float">
            <text:p>0.25883245</text:p>
          </table:table-cell>
          <table:table-cell office:value-type="float" office:value="1.05198669433594" calcext:value-type="float">
            <text:p>1.0519866943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5.03539295196533" calcext:value-type="float">
            <text:p>5.035392952</text:p>
          </table:table-cell>
          <table:table-cell office:value-type="float" office:value="0.258833" calcext:value-type="float">
            <text:p>0.258833</text:p>
          </table:table-cell>
          <table:table-cell office:value-type="float" office:value="0.729574823379517" calcext:value-type="float">
            <text:p>0.7295748234</text:p>
          </table:table-cell>
          <table:table-cell office:value-type="float" office:value="0.267426" calcext:value-type="float">
            <text:p>0.267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01642" calcext:value-type="float">
            <text:p>0.301642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55541920573583" calcext:value-type="float">
            <text:p>0.3555419206</text:p>
          </table:table-cell>
          <table:table-cell/>
          <table:table-cell office:value-type="float" office:value="0.25230902" calcext:value-type="float">
            <text:p>0.25230902</text:p>
          </table:table-cell>
          <table:table-cell/>
          <table:table-cell office:value-type="float" office:value="0.25869787" calcext:value-type="float">
            <text:p>0.25869787</text:p>
          </table:table-cell>
          <table:table-cell/>
          <table:table-cell office:value-type="float" office:value="0.252309" calcext:value-type="float">
            <text:p>0.252309</text:p>
          </table:table-cell>
          <table:table-cell/>
          <table:table-cell office:value-type="float" office:value="0.258698" calcext:value-type="float">
            <text:p>0.258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80424" calcext:value-type="float">
            <text:p>0.280424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349942579458476" calcext:value-type="float">
            <text:p>0.3499425795</text:p>
          </table:table-cell>
          <table:table-cell/>
          <table:table-cell office:value-type="float" office:value="0.24915656" calcext:value-type="float">
            <text:p>0.24915656</text:p>
          </table:table-cell>
          <table:table-cell/>
          <table:table-cell office:value-type="float" office:value="0.2546807" calcext:value-type="float">
            <text:p>0.2546807</text:p>
          </table:table-cell>
          <table:table-cell/>
          <table:table-cell office:value-type="float" office:value="0.249157" calcext:value-type="float">
            <text:p>0.249157</text:p>
          </table:table-cell>
          <table:table-cell/>
          <table:table-cell office:value-type="float" office:value="0.254681" calcext:value-type="float">
            <text:p>0.254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68265" calcext:value-type="float">
            <text:p>0.268265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346555629164646" calcext:value-type="float">
            <text:p>0.3465556292</text:p>
          </table:table-cell>
          <table:table-cell/>
          <table:table-cell office:value-type="float" office:value="0.2471869" calcext:value-type="float">
            <text:p>0.2471869</text:p>
          </table:table-cell>
          <table:table-cell/>
          <table:table-cell office:value-type="float" office:value="0.25216842" calcext:value-type="float">
            <text:p>0.25216842</text:p>
          </table:table-cell>
          <table:table-cell/>
          <table:table-cell office:value-type="float" office:value="0.247187" calcext:value-type="float">
            <text:p>0.247187</text:p>
          </table:table-cell>
          <table:table-cell/>
          <table:table-cell office:value-type="float" office:value="0.252168" calcext:value-type="float">
            <text:p>0.252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60223" calcext:value-type="float">
            <text:p>0.260223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344090699144116" calcext:value-type="float">
            <text:p>0.3440906991</text:p>
          </table:table-cell>
          <table:table-cell/>
          <table:table-cell office:value-type="float" office:value="0.24582857" calcext:value-type="float">
            <text:p>0.24582857</text:p>
          </table:table-cell>
          <table:table-cell/>
          <table:table-cell office:value-type="float" office:value="0.25037774" calcext:value-type="float">
            <text:p>0.25037774</text:p>
          </table:table-cell>
          <table:table-cell/>
          <table:table-cell office:value-type="float" office:value="0.245829" calcext:value-type="float">
            <text:p>0.245829</text:p>
          </table:table-cell>
          <table:table-cell/>
          <table:table-cell office:value-type="float" office:value="0.250378" calcext:value-type="float">
            <text:p>0.250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54418" calcext:value-type="float">
            <text:p>0.254418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342271744671172" calcext:value-type="float">
            <text:p>0.3422717447</text:p>
          </table:table-cell>
          <table:table-cell/>
          <table:table-cell office:value-type="float" office:value="0.2448245" calcext:value-type="float">
            <text:p>0.2448245</text:p>
          </table:table-cell>
          <table:table-cell/>
          <table:table-cell office:value-type="float" office:value="0.24901462" calcext:value-type="float">
            <text:p>0.24901462</text:p>
          </table:table-cell>
          <table:table-cell/>
          <table:table-cell office:value-type="float" office:value="0.244825" calcext:value-type="float">
            <text:p>0.244825</text:p>
          </table:table-cell>
          <table:table-cell/>
          <table:table-cell office:value-type="float" office:value="0.249015" calcext:value-type="float">
            <text:p>0.249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49981" calcext:value-type="float">
            <text:p>0.249981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340920569952341" calcext:value-type="float">
            <text:p>0.34092057</text:p>
          </table:table-cell>
          <table:table-cell/>
          <table:table-cell office:value-type="float" office:value="0.2440472" calcext:value-type="float">
            <text:p>0.2440472</text:p>
          </table:table-cell>
          <table:table-cell/>
          <table:table-cell office:value-type="float" office:value="0.24793047" calcext:value-type="float">
            <text:p>0.24793047</text:p>
          </table:table-cell>
          <table:table-cell/>
          <table:table-cell office:value-type="float" office:value="0.244047" calcext:value-type="float">
            <text:p>0.244047</text:p>
          </table:table-cell>
          <table:table-cell/>
          <table:table-cell office:value-type="float" office:value="0.24793" calcext:value-type="float">
            <text:p>0.247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46445" calcext:value-type="float">
            <text:p>0.246445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339904130935789" calcext:value-type="float">
            <text:p>0.3399041309</text:p>
          </table:table-cell>
          <table:table-cell/>
          <table:table-cell office:value-type="float" office:value="0.2434254" calcext:value-type="float">
            <text:p>0.2434254</text:p>
          </table:table-cell>
          <table:table-cell/>
          <table:table-cell office:value-type="float" office:value="0.24704432" calcext:value-type="float">
            <text:p>0.24704432</text:p>
          </table:table-cell>
          <table:table-cell/>
          <table:table-cell office:value-type="float" office:value="0.243425" calcext:value-type="float">
            <text:p>0.243425</text:p>
          </table:table-cell>
          <table:table-cell/>
          <table:table-cell office:value-type="float" office:value="0.247044" calcext:value-type="float">
            <text:p>0.2470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43541" calcext:value-type="float">
            <text:p>0.24354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339126549961588" calcext:value-type="float">
            <text:p>0.33912655</text:p>
          </table:table-cell>
          <table:table-cell/>
          <table:table-cell office:value-type="float" office:value="0.24291596" calcext:value-type="float">
            <text:p>0.24291596</text:p>
          </table:table-cell>
          <table:table-cell/>
          <table:table-cell office:value-type="float" office:value="0.24630782" calcext:value-type="float">
            <text:p>0.24630782</text:p>
          </table:table-cell>
          <table:table-cell/>
          <table:table-cell office:value-type="float" office:value="0.242916" calcext:value-type="float">
            <text:p>0.242916</text:p>
          </table:table-cell>
          <table:table-cell/>
          <table:table-cell office:value-type="float" office:value="0.246308" calcext:value-type="float">
            <text:p>0.2463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41103" calcext:value-type="float">
            <text:p>0.241103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338520567370365" calcext:value-type="float">
            <text:p>0.3385205674</text:p>
          </table:table-cell>
          <table:table-cell/>
          <table:table-cell office:value-type="float" office:value="0.24249296" calcext:value-type="float">
            <text:p>0.24249296</text:p>
          </table:table-cell>
          <table:table-cell/>
          <table:table-cell office:value-type="float" office:value="0.24568549" calcext:value-type="float">
            <text:p>0.24568549</text:p>
          </table:table-cell>
          <table:table-cell/>
          <table:table-cell office:value-type="float" office:value="0.242493" calcext:value-type="float">
            <text:p>0.242493</text:p>
          </table:table-cell>
          <table:table-cell/>
          <table:table-cell office:value-type="float" office:value="0.245685" calcext:value-type="float">
            <text:p>0.245685</text:p>
          </table:table-cell>
          <table:table-cell table:number-columns-repeated="8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7"/>
          <table:table-cell table:style-name="ce6"/>
          <table:table-cell table:number-columns-repeated="7"/>
          <table:table-cell table:style-name="ce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6"/>
          <table:table-cell table:number-columns-repeated="7"/>
          <table:table-cell table:style-name="ce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E4]" office:value-type="float" office:value="0.510678" calcext:value-type="float">
            <text:p>0.510678</text:p>
          </table:table-cell>
          <table:table-cell table:number-columns-repeated="15"/>
          <table:table-cell table:style-name="ce6"/>
          <table: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.272558" calcext:value-type="float">
            <text:p>0.2725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I4]" office:value-type="float" office:value="1.20765707492828" calcext:value-type="float">
            <text:p>1.2076570749</text:p>
          </table:table-cell>
          <table:table-cell table:number-columns-repeated="15"/>
          <table:table-cell table:style-name="ce6"/>
          <table: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K4]" office:value-type="float" office:value="4.46640176773071" calcext:value-type="float">
            <text:p>4.46640176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M4]" office:value-type="float" office:value="1.05198669433594" calcext:value-type="float">
            <text:p>1.0519866943</text:p>
          </table:table-cell>
          <table:table-cell table:number-columns-repeated="15"/>
          <table:table-cell table:style-name="ce6"/>
          <table: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O4]" office:value-type="float" office:value="5.03539295196533" calcext:value-type="float">
            <text:p>5.03539295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Q4]" office:value-type="float" office:value="0.729574823379517" calcext:value-type="float">
            <text:p>0.7295748234</text:p>
          </table:table-cell>
          <table:table-cell table:number-columns-repeated="15"/>
          <table:table-cell table:style-name="ce6"/>
          <table:table-cell table:number-columns-repeated="7"/>
          <table:table-cell table:style-name="ce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14"/>
          <table:table-cell table:style-name="ce6"/>
          <table: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1]/[.B22]" office:value-type="float" office:value="0.533717920098379" calcext:value-type="float">
            <text:p>0.5337179201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2]/[.B23]" office:value-type="float" office:value="1" calcext:value-type="float">
            <text:p>1</text:p>
          </table:table-cell>
          <table:table-cell office:value-type="float" office:value="0.272558" calcext:value-type="float">
            <text:p>0.272558</text:p>
          </table:table-cell>
          <table:table-cell table:number-columns-repeated="14"/>
          <table:table-cell table:style-name="ce6"/>
          <table: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3]/[.B24]" office:value-type="float" office:value="0.225691552393867" calcext:value-type="float">
            <text:p>0.2256915524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4]/[.B25]" office:value-type="float" office:value="0.0610240668381432" calcext:value-type="float">
            <text:p>0.0610240668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5]/[.B26]" office:value-type="float" office:value="0.259088828278432" calcext:value-type="float">
            <text:p>0.2590888283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6]/[.B27]" office:value-type="float" office:value="0.0541284468958117" calcext:value-type="float">
            <text:p>0.0541284469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7]/[.B28]" office:value-type="float" office:value="0.373584711623496" calcext:value-type="float">
            <text:p>0.3735847116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</table:table>
      <table:table table:name="IM8" table:style-name="ta1">
        <table:shapes>
          <draw:frame draw:z-index="0" draw:style-name="gr1" draw:text-style-name="P1" svg:width="607.66pt" svg:height="393.62pt" svg:x="467.12pt" svg:y="229.32pt">
            <loext:p draw:notify-on-update-of-ranges="IM8.A22:IM8.A28 IM8.B21:IM8.B21 IM8.B22:IM8.B2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07.66pt" svg:height="393.62pt" svg:x="1095.48pt" svg:y="227.2pt">
            <loext:p draw:notify-on-update-of-ranges="IM8.A31:IM8.A37 IM8.B30:IM8.B30 IM8.B31:IM8.B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5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8</text:p>
          </table:table-cell>
          <table:table-cell table:number-columns-repeated="2"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4" table:formula="of:=41600*8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IM8.B2]*[IM8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056" calcext:value-type="float">
            <text:p>1.23056</text:p>
          </table:table-cell>
          <table:table-cell office:value-type="float" office:value="0.224219" calcext:value-type="float">
            <text:p>0.224219</text:p>
          </table:table-cell>
          <table:table-cell office:value-type="float" office:value="1.09013" calcext:value-type="float">
            <text:p>1.09013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2.32932629585266" calcext:value-type="float">
            <text:p>2.3293262959</text:p>
          </table:table-cell>
          <table:table-cell office:value-type="float" office:value="0.470803222490491" calcext:value-type="float">
            <text:p>0.4708032225</text:p>
          </table:table-cell>
          <table:table-cell office:value-type="float" office:value="12.4568259239197" calcext:value-type="float">
            <text:p>12.4568259239</text:p>
          </table:table-cell>
          <table:table-cell office:value-type="float" office:value="0.20539027" calcext:value-type="float">
            <text:p>0.20539027</text:p>
          </table:table-cell>
          <table:table-cell office:value-type="float" office:value="2.01491935253143" calcext:value-type="float">
            <text:p>2.0149193525</text:p>
          </table:table-cell>
          <table:table-cell office:value-type="float" office:value="0.21377584" calcext:value-type="float">
            <text:p>0.21377584</text:p>
          </table:table-cell>
          <table:table-cell office:value-type="float" office:value="9.77023165225983" calcext:value-type="float">
            <text:p>9.7702316523</text:p>
          </table:table-cell>
          <table:table-cell office:value-type="float" office:value="0.20539" calcext:value-type="float">
            <text:p>0.20539</text:p>
          </table:table-cell>
          <table:table-cell office:value-type="float" office:value="2.4069358587265" calcext:value-type="float">
            <text:p>2.4069358587</text:p>
          </table:table-cell>
          <table:table-cell office:value-type="float" office:value="0.213776" calcext:value-type="float">
            <text:p>0.213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89509" calcext:value-type="float">
            <text:p>0.189509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447793787144871" calcext:value-type="float">
            <text:p>0.4477937871</text:p>
          </table:table-cell>
          <table:table-cell/>
          <table:table-cell office:value-type="float" office:value="0.1986734" calcext:value-type="float">
            <text:p>0.1986734</text:p>
          </table:table-cell>
          <table:table-cell/>
          <table:table-cell office:value-type="float" office:value="0.20531383" calcext:value-type="float">
            <text:p>0.20531383</text:p>
          </table:table-cell>
          <table:table-cell/>
          <table:table-cell office:value-type="float" office:value="0.198673" calcext:value-type="float">
            <text:p>0.198673</text:p>
          </table:table-cell>
          <table:table-cell/>
          <table:table-cell office:value-type="float" office:value="0.205314" calcext:value-type="float">
            <text:p>0.205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74691" calcext:value-type="float">
            <text:p>0.174691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441959565321963" calcext:value-type="float">
            <text:p>0.4419595653</text:p>
          </table:table-cell>
          <table:table-cell/>
          <table:table-cell office:value-type="float" office:value="0.19538644" calcext:value-type="float">
            <text:p>0.19538644</text:p>
          </table:table-cell>
          <table:table-cell/>
          <table:table-cell office:value-type="float" office:value="0.20121467" calcext:value-type="float">
            <text:p>0.20121467</text:p>
          </table:table-cell>
          <table:table-cell/>
          <table:table-cell office:value-type="float" office:value="0.195386" calcext:value-type="float">
            <text:p>0.195386</text:p>
          </table:table-cell>
          <table:table-cell/>
          <table:table-cell office:value-type="float" office:value="0.201215" calcext:value-type="float">
            <text:p>0.201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66373" calcext:value-type="float">
            <text:p>0.166373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439703277868026" calcext:value-type="float">
            <text:p>0.4397032779</text:p>
          </table:table-cell>
          <table:table-cell/>
          <table:table-cell office:value-type="float" office:value="0.19331558" calcext:value-type="float">
            <text:p>0.19331558</text:p>
          </table:table-cell>
          <table:table-cell/>
          <table:table-cell office:value-type="float" office:value="0.1985969" calcext:value-type="float">
            <text:p>0.1985969</text:p>
          </table:table-cell>
          <table:table-cell/>
          <table:table-cell office:value-type="float" office:value="0.193316" calcext:value-type="float">
            <text:p>0.193316</text:p>
          </table:table-cell>
          <table:table-cell/>
          <table:table-cell office:value-type="float" office:value="0.198597" calcext:value-type="float">
            <text:p>0.198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61001" calcext:value-type="float">
            <text:p>0.161001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438596264329679" calcext:value-type="float">
            <text:p>0.4385962643</text:p>
          </table:table-cell>
          <table:table-cell/>
          <table:table-cell office:value-type="float" office:value="0.1918539" calcext:value-type="float">
            <text:p>0.1918539</text:p>
          </table:table-cell>
          <table:table-cell/>
          <table:table-cell office:value-type="float" office:value="0.19673006" calcext:value-type="float">
            <text:p>0.19673006</text:p>
          </table:table-cell>
          <table:table-cell/>
          <table:table-cell office:value-type="float" office:value="0.191854" calcext:value-type="float">
            <text:p>0.191854</text:p>
          </table:table-cell>
          <table:table-cell/>
          <table:table-cell office:value-type="float" office:value="0.19673" calcext:value-type="float">
            <text:p>0.19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57216" calcext:value-type="float">
            <text:p>0.157216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437957555704302" calcext:value-type="float">
            <text:p>0.4379575557</text:p>
          </table:table-cell>
          <table:table-cell/>
          <table:table-cell office:value-type="float" office:value="0.19076222" calcext:value-type="float">
            <text:p>0.19076222</text:p>
          </table:table-cell>
          <table:table-cell/>
          <table:table-cell office:value-type="float" office:value="0.19531026" calcext:value-type="float">
            <text:p>0.19531026</text:p>
          </table:table-cell>
          <table:table-cell/>
          <table:table-cell office:value-type="float" office:value="0.190762" calcext:value-type="float">
            <text:p>0.190762</text:p>
          </table:table-cell>
          <table:table-cell/>
          <table:table-cell office:value-type="float" office:value="0.19531" calcext:value-type="float">
            <text:p>0.195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54385" calcext:value-type="float">
            <text:p>0.154385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43754727489926" calcext:value-type="float">
            <text:p>0.4375472749</text:p>
          </table:table-cell>
          <table:table-cell/>
          <table:table-cell office:value-type="float" office:value="0.18991809" calcext:value-type="float">
            <text:p>0.18991809</text:p>
          </table:table-cell>
          <table:table-cell/>
          <table:table-cell office:value-type="float" office:value="0.19417642" calcext:value-type="float">
            <text:p>0.19417642</text:p>
          </table:table-cell>
          <table:table-cell/>
          <table:table-cell office:value-type="float" office:value="0.189918" calcext:value-type="float">
            <text:p>0.189918</text:p>
          </table:table-cell>
          <table:table-cell/>
          <table:table-cell office:value-type="float" office:value="0.194176" calcext:value-type="float">
            <text:p>0.1941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52175" calcext:value-type="float">
            <text:p>0.152175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437264159142641" calcext:value-type="float">
            <text:p>0.4372641591</text:p>
          </table:table-cell>
          <table:table-cell/>
          <table:table-cell office:value-type="float" office:value="0.18923992" calcext:value-type="float">
            <text:p>0.18923992</text:p>
          </table:table-cell>
          <table:table-cell/>
          <table:table-cell office:value-type="float" office:value="0.1932398" calcext:value-type="float">
            <text:p>0.1932398</text:p>
          </table:table-cell>
          <table:table-cell/>
          <table:table-cell office:value-type="float" office:value="0.18924" calcext:value-type="float">
            <text:p>0.18924</text:p>
          </table:table-cell>
          <table:table-cell/>
          <table:table-cell office:value-type="float" office:value="0.19324" calcext:value-type="float">
            <text:p>0.193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50391" calcext:value-type="float">
            <text:p>0.150391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437058325647339" calcext:value-type="float">
            <text:p>0.4370583256</text:p>
          </table:table-cell>
          <table:table-cell/>
          <table:table-cell office:value-type="float" office:value="0.18869132" calcext:value-type="float">
            <text:p>0.18869132</text:p>
          </table:table-cell>
          <table:table-cell/>
          <table:table-cell office:value-type="float" office:value="0.19245178" calcext:value-type="float">
            <text:p>0.19245178</text:p>
          </table:table-cell>
          <table:table-cell/>
          <table:table-cell office:value-type="float" office:value="0.188691" calcext:value-type="float">
            <text:p>0.188691</text:p>
          </table:table-cell>
          <table:table-cell/>
          <table:table-cell office:value-type="float" office:value="0.192452" calcext:value-type="float">
            <text:p>0.1924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48916" calcext:value-type="float">
            <text:p>0.148916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436902151910877" calcext:value-type="float">
            <text:p>0.4369021519</text:p>
          </table:table-cell>
          <table:table-cell/>
          <table:table-cell office:value-type="float" office:value="0.18823004" calcext:value-type="float">
            <text:p>0.18823004</text:p>
          </table:table-cell>
          <table:table-cell/>
          <table:table-cell office:value-type="float" office:value="0.19177684" calcext:value-type="float">
            <text:p>0.19177684</text:p>
          </table:table-cell>
          <table:table-cell/>
          <table:table-cell office:value-type="float" office:value="0.18823" calcext:value-type="float">
            <text:p>0.18823</text:p>
          </table:table-cell>
          <table:table-cell/>
          <table:table-cell office:value-type="float" office:value="0.191777" calcext:value-type="float">
            <text:p>0.191777</text:p>
          </table:table-cell>
          <table:table-cell table:number-columns-repeated="6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5"/>
          <table:table-cell table:style-name="ce6"/>
          <table:table-cell table:number-columns-repeated="7"/>
          <table:table-cell table:style-name="ce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E4]" office:value-type="float" office:value="1.23056" calcext:value-type="float">
            <text:p>1.23056</text:p>
          </table:table-cell>
          <table:table-cell table:number-columns-repeated="13"/>
          <table:table-cell table:style-name="ce6"/>
          <table: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1.09013" calcext:value-type="float">
            <text:p>1.090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I4]" office:value-type="float" office:value="2.32932629585266" calcext:value-type="float">
            <text:p>2.3293262959</text:p>
          </table:table-cell>
          <table:table-cell table:number-columns-repeated="13"/>
          <table:table-cell table:style-name="ce6"/>
          <table: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K4]" office:value-type="float" office:value="12.4568259239197" calcext:value-type="float">
            <text:p>12.456825923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M4]" office:value-type="float" office:value="2.01491935253143" calcext:value-type="float">
            <text:p>2.0149193525</text:p>
          </table:table-cell>
          <table:table-cell table:number-columns-repeated="4"/>
          <table:table-cell table:style-name="ce6"/>
          <table:table-cell table:number-columns-repeated="7"/>
          <table:table-cell table:style-name="ce7"/>
          <table:table-cell table:style-name="ce6"/>
          <table: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O4]" office:value-type="float" office:value="9.77023165225983" calcext:value-type="float">
            <text:p>9.77023165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Q4]" office:value-type="float" office:value="2.4069358587265" calcext:value-type="float">
            <text:p>2.4069358587</text:p>
          </table:table-cell>
          <table:table-cell table:number-columns-repeated="4"/>
          <table:table-cell table:style-name="ce6"/>
          <table:table-cell table:number-columns-repeated="7"/>
          <table:table-cell table:style-name="ce7"/>
          <table:table-cell table:style-name="ce6"/>
          <table:table-cell table:number-columns-repeated="7"/>
          <table:table-cell table:style-name="ce7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3"/>
          <table:table-cell table:style-name="ce6"/>
          <table:table-cell table:number-columns-repeated="7"/>
          <table:table-cell table:style-name="ce7"/>
          <table:table-cell table:style-name="ce6"/>
          <table: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31]/[.B22]" office:value-type="float" office:value="0.885881224808217" calcext:value-type="float">
            <text:p>0.8858812248</text:p>
          </table:table-cell>
          <table:table-cell office:value-type="float" office:value="1.09013" calcext:value-type="float">
            <text:p>1.090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2]/[.B23]" office:value-type="float" office:value="1" calcext:value-type="float">
            <text:p>1</text:p>
          </table:table-cell>
          <table:table-cell office:value-type="float" office:value="1.09013" calcext:value-type="float">
            <text:p>1.09013</text:p>
          </table:table-cell>
          <table:table-cell table:number-columns-repeated="3"/>
          <table:table-cell table:style-name="ce6"/>
          <table:table-cell table:number-columns-repeated="7"/>
          <table:table-cell table:style-name="ce7"/>
          <table:table-cell table:style-name="ce6"/>
          <table: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3]/[.B24]" office:value-type="float" office:value="0.468002272563086" calcext:value-type="float">
            <text:p>0.4680022726</text:p>
          </table:table-cell>
          <table:table-cell office:value-type="float" office:value="1.09013" calcext:value-type="float">
            <text:p>1.090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4]/[.B25]" office:value-type="float" office:value="0.0875126622670967" calcext:value-type="float">
            <text:p>0.0875126623</text:p>
          </table:table-cell>
          <table:table-cell office:value-type="float" office:value="1.09013" calcext:value-type="float">
            <text:p>1.09013</text:p>
          </table:table-cell>
          <table:table-cell table:number-columns-repeated="3"/>
          <table:table-cell table:style-name="ce6"/>
          <table:table-cell table:number-columns-repeated="7"/>
          <table:table-cell table:style-name="ce7"/>
          <table:table-cell table:style-name="ce6"/>
          <table: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5]/[.B26]" office:value-type="float" office:value="0.541029098078006" calcext:value-type="float">
            <text:p>0.5410290981</text:p>
          </table:table-cell>
          <table:table-cell office:value-type="float" office:value="1.09013" calcext:value-type="float">
            <text:p>1.090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6]/[.B27]" office:value-type="float" office:value="0.111576678916089" calcext:value-type="float">
            <text:p>0.1115766789</text:p>
          </table:table-cell>
          <table:table-cell office:value-type="float" office:value="1.09013" calcext:value-type="float">
            <text:p>1.09013</text:p>
          </table:table-cell>
          <table:table-cell table:number-columns-repeated="3"/>
          <table:table-cell table:style-name="ce6"/>
          <table:table-cell table:number-columns-repeated="7"/>
          <table:table-cell table:style-name="ce7"/>
          <table:table-cell table:style-name="ce6"/>
          <table: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7]/[.B28]" office:value-type="float" office:value="0.452911944473993" calcext:value-type="float">
            <text:p>0.4529119445</text:p>
          </table:table-cell>
          <table:table-cell office:value-type="float" office:value="1.09013" calcext:value-type="float">
            <text:p>1.09013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6"/>
          <table:table-cell table:number-columns-repeated="7"/>
          <table:table-cell table:style-name="ce7"/>
          <table:table-cell table:style-name="ce6"/>
          <table:table-cell table:number-columns-repeated="7"/>
          <table:table-cell table:style-name="ce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6"/>
          <table:table-cell table:number-columns-repeated="7"/>
          <table:table-cell table:style-name="ce7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6"/>
          <table:table-cell table:number-columns-repeated="7"/>
          <table:table-cell table:style-name="ce7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6"/>
          <table:table-cell table:number-columns-repeated="7"/>
          <table:table-cell table:style-name="ce7"/>
          <table:table-cell table:number-columns-repeated="9"/>
        </table:table-row>
      </table:table>
      <table:table table:name="IM16" table:style-name="ta1">
        <table:shapes>
          <draw:frame draw:z-index="0" draw:style-name="gr1" draw:text-style-name="P1" svg:width="574.7pt" svg:height="442.69pt" svg:x="507.54pt" svg:y="212.26pt">
            <loext:p draw:notify-on-update-of-ranges="IM16.A22:IM16.A28 IM16.B21:IM16.B21 IM16.B22:IM16.B2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568.71pt" svg:height="450.11pt" svg:x="1100.89pt" svg:y="203.78pt">
            <loext:p draw:notify-on-update-of-ranges="IM16.A31:IM16.A37 IM16.B30:IM16.B30 IM16.B31:IM16.B3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8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16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table:formula="of:=[IM16.B2]*[IM16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office:value-type="float" office:value="0.168517" calcext:value-type="float">
            <text:p>0.168517</text:p>
          </table:table-cell>
          <table:table-cell office:value-type="float" office:value="2.17752" calcext:value-type="float">
            <text:p>2.17752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3.35503256320953" calcext:value-type="float">
            <text:p>3.3550325632</text:p>
          </table:table-cell>
          <table:table-cell office:value-type="float" office:value="0.601544480562447" calcext:value-type="float">
            <text:p>0.6015444806</text:p>
          </table:table-cell>
          <table:table-cell office:value-type="float" office:value="9.69696092605591" calcext:value-type="float">
            <text:p>9.6969609261</text:p>
          </table:table-cell>
          <table:table-cell office:value-type="float" office:value="0.19314522" calcext:value-type="float">
            <text:p>0.19314522</text:p>
          </table:table-cell>
          <table:table-cell office:value-type="float" office:value="2.07322504520416" calcext:value-type="float">
            <text:p>2.0732250452</text:p>
          </table:table-cell>
          <table:table-cell office:value-type="float" office:value="0.2035658" calcext:value-type="float">
            <text:p>0.2035658</text:p>
          </table:table-cell>
          <table:table-cell office:value-type="float" office:value="10.1374699115753" calcext:value-type="float">
            <text:p>10.1374699116</text:p>
          </table:table-cell>
          <table:table-cell office:value-type="float" office:value="0.193145" calcext:value-type="float">
            <text:p>0.193145</text:p>
          </table:table-cell>
          <table:table-cell office:value-type="float" office:value="1.46881308555603" calcext:value-type="float">
            <text:p>1.4688130856</text:p>
          </table:table-cell>
          <table:table-cell office:value-type="float" office:value="0.203566" calcext:value-type="float">
            <text:p>0.203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40015" calcext:value-type="float">
            <text:p>0.140015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546807024539131" calcext:value-type="float">
            <text:p>0.5468070245</text:p>
          </table:table-cell>
          <table:table-cell/>
          <table:table-cell office:value-type="float" office:value="0.18434939" calcext:value-type="float">
            <text:p>0.18434939</text:p>
          </table:table-cell>
          <table:table-cell/>
          <table:table-cell office:value-type="float" office:value="0.19315735" calcext:value-type="float">
            <text:p>0.19315735</text:p>
          </table:table-cell>
          <table:table-cell/>
          <table:table-cell office:value-type="float" office:value="0.184349" calcext:value-type="float">
            <text:p>0.184349</text:p>
          </table:table-cell>
          <table:table-cell/>
          <table:table-cell office:value-type="float" office:value="0.193157" calcext:value-type="float">
            <text:p>0.193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2664" calcext:value-type="float">
            <text:p>0.12664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535642311228419" calcext:value-type="float">
            <text:p>0.5356423112</text:p>
          </table:table-cell>
          <table:table-cell/>
          <table:table-cell office:value-type="float" office:value="0.17962977" calcext:value-type="float">
            <text:p>0.17962977</text:p>
          </table:table-cell>
          <table:table-cell/>
          <table:table-cell office:value-type="float" office:value="0.18789074" calcext:value-type="float">
            <text:p>0.18789074</text:p>
          </table:table-cell>
          <table:table-cell/>
          <table:table-cell office:value-type="float" office:value="0.17963" calcext:value-type="float">
            <text:p>0.17963</text:p>
          </table:table-cell>
          <table:table-cell/>
          <table:table-cell office:value-type="float" office:value="0.187891" calcext:value-type="float">
            <text:p>0.187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18932" calcext:value-type="float">
            <text:p>0.118932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531798796174889" calcext:value-type="float">
            <text:p>0.5317987962</text:p>
          </table:table-cell>
          <table:table-cell/>
          <table:table-cell office:value-type="float" office:value="0.17647746" calcext:value-type="float">
            <text:p>0.17647746</text:p>
          </table:table-cell>
          <table:table-cell/>
          <table:table-cell office:value-type="float" office:value="0.18437286" calcext:value-type="float">
            <text:p>0.18437286</text:p>
          </table:table-cell>
          <table:table-cell/>
          <table:table-cell office:value-type="float" office:value="0.176478" calcext:value-type="float">
            <text:p>0.176478</text:p>
          </table:table-cell>
          <table:table-cell/>
          <table:table-cell office:value-type="float" office:value="0.184373" calcext:value-type="float">
            <text:p>0.184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1389" calcext:value-type="float">
            <text:p>0.11389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530030886322066" calcext:value-type="float">
            <text:p>0.5300308863</text:p>
          </table:table-cell>
          <table:table-cell/>
          <table:table-cell office:value-type="float" office:value="0.17415598" calcext:value-type="float">
            <text:p>0.17415598</text:p>
          </table:table-cell>
          <table:table-cell/>
          <table:table-cell office:value-type="float" office:value="0.18174146" calcext:value-type="float">
            <text:p>0.18174146</text:p>
          </table:table-cell>
          <table:table-cell/>
          <table:table-cell office:value-type="float" office:value="0.174156" calcext:value-type="float">
            <text:p>0.174156</text:p>
          </table:table-cell>
          <table:table-cell/>
          <table:table-cell office:value-type="float" office:value="0.181741" calcext:value-type="float">
            <text:p>0.181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10321" calcext:value-type="float">
            <text:p>0.110321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528998882060322" calcext:value-type="float">
            <text:p>0.5289988821</text:p>
          </table:table-cell>
          <table:table-cell/>
          <table:table-cell office:value-type="float" office:value="0.17234585" calcext:value-type="float">
            <text:p>0.17234585</text:p>
          </table:table-cell>
          <table:table-cell/>
          <table:table-cell office:value-type="float" office:value="0.17965788" calcext:value-type="float">
            <text:p>0.17965788</text:p>
          </table:table-cell>
          <table:table-cell/>
          <table:table-cell office:value-type="float" office:value="0.172346" calcext:value-type="float">
            <text:p>0.172346</text:p>
          </table:table-cell>
          <table:table-cell/>
          <table:table-cell office:value-type="float" office:value="0.179658" calcext:value-type="float">
            <text:p>0.179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07658" calcext:value-type="float">
            <text:p>0.10765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528279924937255" calcext:value-type="float">
            <text:p>0.5282799249</text:p>
          </table:table-cell>
          <table:table-cell/>
          <table:table-cell office:value-type="float" office:value="0.17089514" calcext:value-type="float">
            <text:p>0.17089514</text:p>
          </table:table-cell>
          <table:table-cell/>
          <table:table-cell office:value-type="float" office:value="0.17794672" calcext:value-type="float">
            <text:p>0.17794672</text:p>
          </table:table-cell>
          <table:table-cell/>
          <table:table-cell office:value-type="float" office:value="0.170895" calcext:value-type="float">
            <text:p>0.170895</text:p>
          </table:table-cell>
          <table:table-cell/>
          <table:table-cell office:value-type="float" office:value="0.177947" calcext:value-type="float">
            <text:p>0.1779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05596" calcext:value-type="float">
            <text:p>0.105596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527723341784537" calcext:value-type="float">
            <text:p>0.5277233418</text:p>
          </table:table-cell>
          <table:table-cell/>
          <table:table-cell office:value-type="float" office:value="0.16970989" calcext:value-type="float">
            <text:p>0.16970989</text:p>
          </table:table-cell>
          <table:table-cell/>
          <table:table-cell office:value-type="float" office:value="0.17650923" calcext:value-type="float">
            <text:p>0.17650923</text:p>
          </table:table-cell>
          <table:table-cell/>
          <table:table-cell office:value-type="float" office:value="0.16971" calcext:value-type="float">
            <text:p>0.16971</text:p>
          </table:table-cell>
          <table:table-cell/>
          <table:table-cell office:value-type="float" office:value="0.176509" calcext:value-type="float">
            <text:p>0.1765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03952" calcext:value-type="float">
            <text:p>0.103952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527268824954285" calcext:value-type="float">
            <text:p>0.527268825</text:p>
          </table:table-cell>
          <table:table-cell/>
          <table:table-cell office:value-type="float" office:value="0.16871157" calcext:value-type="float">
            <text:p>0.16871157</text:p>
          </table:table-cell>
          <table:table-cell/>
          <table:table-cell office:value-type="float" office:value="0.1752713" calcext:value-type="float">
            <text:p>0.1752713</text:p>
          </table:table-cell>
          <table:table-cell/>
          <table:table-cell office:value-type="float" office:value="0.168712" calcext:value-type="float">
            <text:p>0.168712</text:p>
          </table:table-cell>
          <table:table-cell/>
          <table:table-cell office:value-type="float" office:value="0.175271" calcext:value-type="float">
            <text:p>0.17527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02612" calcext:value-type="float">
            <text:p>0.102612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526888333957857" calcext:value-type="float">
            <text:p>0.526888334</text:p>
          </table:table-cell>
          <table:table-cell/>
          <table:table-cell office:value-type="float" office:value="0.1678625" calcext:value-type="float">
            <text:p>0.1678625</text:p>
          </table:table-cell>
          <table:table-cell/>
          <table:table-cell office:value-type="float" office:value="0.17418925" calcext:value-type="float">
            <text:p>0.17418925</text:p>
          </table:table-cell>
          <table:table-cell/>
          <table:table-cell office:value-type="float" office:value="0.167862" calcext:value-type="float">
            <text:p>0.167862</text:p>
          </table:table-cell>
          <table:table-cell/>
          <table:table-cell office:value-type="float" office:value="0.17418" calcext:value-type="float">
            <text:p>0.17418</text:p>
          </table:table-cell>
          <table:table-cell table:number-columns-repeated="5"/>
        </table:table-row>
        <table:table-row table:style-name="ro1" table:number-rows-repeated="7">
          <table:table-cell table:number-columns-repeated="23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1.8535" calcext:value-type="float">
            <text:p>1.85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2.17752" calcext:value-type="float">
            <text:p>2.177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I4]" office:value-type="float" office:value="3.35503256320953" calcext:value-type="float">
            <text:p>3.3550325632</text:p>
          </table:table-cell>
          <table:table-cell table:number-columns-repeated="6"/>
          <table:table-cell table:style-name="ce6"/>
          <table:table-cell table:number-columns-repeated="7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K4]" office:value-type="float" office:value="9.69696092605591" calcext:value-type="float">
            <text:p>9.696960926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M4]" office:value-type="float" office:value="2.07322504520416" calcext:value-type="float">
            <text:p>2.0732250452</text:p>
          </table:table-cell>
          <table:table-cell table:number-columns-repeated="6"/>
          <table:table-cell table:style-name="ce6"/>
          <table:table-cell table:number-columns-repeated="7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O4]" office:value-type="float" office:value="10.1374699115753" calcext:value-type="float">
            <text:p>10.13746991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Q4]" office:value-type="float" office:value="1.46881308555603" calcext:value-type="float">
            <text:p>1.4688130856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5"/>
          <table:table-cell table:style-name="ce7"/>
          <table:table-cell/>
          <table:table-cell table:style-name="ce7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3"/>
          <table:table-cell table:style-name="ce6"/>
          <table:table-cell/>
          <table:table-cell table:style-name="ce6"/>
          <table:table-cell table:number-columns-repeated="5"/>
          <table:table-cell table:style-name="ce7"/>
          <table:table-cell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1]/[.B22]"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2]/[.B23]" office:value-type="float" office:value="0.851197692788126" calcext:value-type="float">
            <text:p>0.8511976928</text:p>
          </table:table-cell>
          <table:table-cell office:value-type="float" office:value="1.8535" calcext:value-type="float">
            <text:p>1.8535</text:p>
          </table:table-cell>
          <table:table-cell table:number-columns-repeated="3"/>
          <table:table-cell table:style-name="ce6"/>
          <table:table-cell/>
          <table:table-cell table:style-name="ce6"/>
          <table:table-cell table:number-columns-repeated="5"/>
          <table:table-cell table:style-name="ce7"/>
          <table:table-cell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3]/[.B24]" office:value-type="float" office:value="0.55245365434751" calcext:value-type="float">
            <text:p>0.5524536543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4]/[.B25]" office:value-type="float" office:value="0.191142360388358" calcext:value-type="float">
            <text:p>0.1911423604</text:p>
          </table:table-cell>
          <table:table-cell office:value-type="float" office:value="1.8535" calcext:value-type="float">
            <text:p>1.8535</text:p>
          </table:table-cell>
          <table:table-cell table:number-columns-repeated="3"/>
          <table:table-cell table:style-name="ce6"/>
          <table:table-cell/>
          <table:table-cell table:style-name="ce6"/>
          <table:table-cell table:number-columns-repeated="5"/>
          <table:table-cell table:style-name="ce7"/>
          <table:table-cell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5]/[.B26]" office:value-type="float" office:value="0.894017754747641" calcext:value-type="float">
            <text:p>0.8940177547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6]/[.B27]" office:value-type="float" office:value="0.182836547596912" calcext:value-type="float">
            <text:p>0.1828365476</text:p>
          </table:table-cell>
          <table:table-cell office:value-type="float" office:value="1.8535" calcext:value-type="float">
            <text:p>1.8535</text:p>
          </table:table-cell>
          <table:table-cell table:number-columns-repeated="3"/>
          <table:table-cell table:style-name="ce6"/>
          <table:table-cell/>
          <table:table-cell table:style-name="ce6"/>
          <table:table-cell table:number-columns-repeated="5"/>
          <table:table-cell table:style-name="ce7"/>
          <table:table-cell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7]/[.B28]" office:value-type="float" office:value="1.26190324570695" calcext:value-type="float">
            <text:p>1.2619032457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ce6"/>
          <table:table-cell/>
          <table:table-cell table:style-name="ce6"/>
          <table:table-cell table:number-columns-repeated="5"/>
          <table:table-cell table:style-name="ce7"/>
          <table:table-cell/>
          <table:table-cell table:style-name="ce7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6"/>
          <table:table-cell/>
          <table:table-cell table:style-name="ce6"/>
          <table:table-cell table:number-columns-repeated="5"/>
          <table:table-cell table:style-name="ce7"/>
          <table:table-cell/>
          <table:table-cell table:style-name="ce7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6"/>
          <table:table-cell/>
          <table:table-cell table:style-name="ce6"/>
          <table:table-cell table:number-columns-repeated="5"/>
          <table:table-cell table:style-name="ce7"/>
          <table:table-cell/>
          <table:table-cell table:style-name="ce7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6"/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6"/>
          <table:table-cell table:number-columns-repeated="7"/>
          <table:table-cell table:style-name="ce7"/>
          <table:table-cell table:number-columns-repeated="8"/>
        </table:table-row>
      </table:table>
      <table:table table:name="MUSIC" table:style-name="ta1">
        <table:table-column table:style-name="co3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448000" calcext:value-type="float">
            <text:p>448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1999200" calcext:value-type="float">
            <text:p>2.00E+06</text:p>
          </table:table-cell>
          <table:table-cell/>
          <table:table-cell table:style-name="ce5" office:value-type="float" office:value="1999200" calcext:value-type="float">
            <text:p>2.00E+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ze</text:p>
          </table:table-cell>
          <table:table-cell table:formula="of:=[MUSIC.B2]*[MUSIC.B3]*4/1000000" office:value-type="float" office:value="161.28" calcext:value-type="float">
            <text:p>161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4255" calcext:value-type="float">
            <text:p>0.0424255</text:p>
          </table:table-cell>
          <table:table-cell office:value-type="float" office:value="116.858" calcext:value-type="float">
            <text:p>116.858</text:p>
          </table:table-cell>
          <table:table-cell office:value-type="float" office:value="0.0245697" calcext:value-type="float">
            <text:p>0.0245697</text:p>
          </table:table-cell>
          <table:table-cell office:value-type="float" office:value="116.815" calcext:value-type="float">
            <text:p>116.8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7.576" calcext:value-type="float">
            <text:p>107.576</text:p>
          </table:table-cell>
          <table:table-cell/>
          <table:table-cell office:value-type="float" office:value="107.532" calcext:value-type="float">
            <text:p>107.5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2.417" calcext:value-type="float">
            <text:p>102.417</text:p>
          </table:table-cell>
          <table:table-cell/>
          <table:table-cell office:value-type="float" office:value="102.377" calcext:value-type="float">
            <text:p>102.3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9.1847" calcext:value-type="float">
            <text:p>99.1847</text:p>
          </table:table-cell>
          <table:table-cell/>
          <table:table-cell office:value-type="float" office:value="99.1455" calcext:value-type="float">
            <text:p>99.14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7.0134" calcext:value-type="float">
            <text:p>97.0134</text:p>
          </table:table-cell>
          <table:table-cell/>
          <table:table-cell office:value-type="float" office:value="96.9773" calcext:value-type="float">
            <text:p>96.97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5.4925" calcext:value-type="float">
            <text:p>95.4925</text:p>
          </table:table-cell>
          <table:table-cell/>
          <table:table-cell office:value-type="float" office:value="95.4579" calcext:value-type="float">
            <text:p>95.45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4.3858" calcext:value-type="float">
            <text:p>94.3858</text:p>
          </table:table-cell>
          <table:table-cell/>
          <table:table-cell office:value-type="float" office:value="94.3505" calcext:value-type="float">
            <text:p>94.35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93.5582" calcext:value-type="float">
            <text:p>93.5582</text:p>
          </table:table-cell>
          <table:table-cell/>
          <table:table-cell office:value-type="float" office:value="93.523" calcext:value-type="float">
            <text:p>93.5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92.9298" calcext:value-type="float">
            <text:p>92.9298</text:p>
          </table:table-cell>
          <table:table-cell/>
          <table:table-cell office:value-type="float" office:value="92.8956" calcext:value-type="float">
            <text:p>92.895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92.4424" calcext:value-type="float">
            <text:p>92.4424</text:p>
          </table:table-cell>
          <table:table-cell/>
          <table:table-cell office:value-type="float" office:value="92.4106" calcext:value-type="float">
            <text:p>92.4106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 table:number-rows-repeated="12">
          <table:table-cell table:number-columns-repeated="7"/>
          <table:table-cell table:style-name="ce1"/>
          <table:table-cell table:number-columns-repeated="15"/>
        </table:table-row>
        <table:table-row table:style-name="ro1">
          <table:table-cell table:number-columns-repeated="7"/>
          <table:table-cell table:style-name="ce1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3:55:17.267540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40:18.475220560</meta:creation-date>
    <dc:date>2019-05-09T13:55:27.677505549</dc:date>
    <meta:editing-duration>P2DT20H32M10S</meta:editing-duration>
    <meta:editing-cycles>127</meta:editing-cycles>
    <meta:generator>LibreOffice/5.1.6.2$Linux_X86_64 LibreOffice_project/10m0$Build-2</meta:generator>
    <meta:document-statistic meta:table-count="7" meta:cell-count="133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91cm" svg:height="12.757cm" xlink:href=".." xlink:type="simple" chart:class="chart:bar" chart:style-name="ch1">
        <chart:legend chart:legend-position="top" svg:x="6.421cm" svg:y="0.185cm" style:legend-expansion="wide" chart:style-name="ch2"/>
        <chart:plot-area chart:style-name="ch3" table:cell-range-address="AEA.A61:AEA.B65 AEA.B60:AEA.B60" chart:data-source-has-labels="both" svg:x="0.313cm" svg:y="1.038cm" svg:width="15.065cm" svg:height="11.464cm">
          <chartooo:coordinate-region svg:x="1.564cm" svg:y="1.038cm" svg:width="13.814cm" svg:height="7.947cm"/>
          <chart:axis chart:dimension="x" chart:name="primary-x" chart:style-name="ch4" chartooo:axis-type="auto">
            <chartooo:date-scale/>
            <chart:categories table:cell-range-address="AEA.A61:AEA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1:AEA.B65" chart:label-cell-address="AEA.B60:AEA.B6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AEA.B60:AEA.B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1:AEA.A65</svg:desc>
                </draw:g>
              </table:table-cell>
              <table:table-cell office:value-type="float" office:value="0.0076427">
                <text:p>0.0076427</text:p>
                <draw:g>
                  <svg:desc>AEA.B61:AEA.B65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00400768">
                <text:p>0.00400768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0158308">
                <text:p>0.0015830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0129136">
                <text:p>0.0012913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80206">
                <text:p>0.080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679cm" svg:y="0.185cm" style:legend-expansion="wide" chart:style-name="ch2"/>
        <chart:plot-area chart:style-name="ch3" table:cell-range-address="IM8.A30:IM8.B37" chart:data-source-has-labels="both" svg:x="0.428cm" svg:y="1.06cm" svg:width="20.582cm" svg:height="12.55cm">
          <chartooo:coordinate-region svg:x="1.855cm" svg:y="1.06cm" svg:width="19.155cm" svg:height="7.854cm"/>
          <chart:axis chart:dimension="x" chart:name="primary-x" chart:style-name="ch4" chartooo:axis-type="auto">
            <chartooo:date-scale/>
            <chart:categories table:cell-range-address="IM8.A31:IM8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31:IM8.B37" chart:label-cell-address="IM8.B30:IM8.B3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IM8.B30:IM8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31:IM8.A37</svg:desc>
                </draw:g>
              </table:table-cell>
              <table:table-cell office:value-type="float" office:value="0.885881224808217">
                <text:p>0.885881224808217</text:p>
                <draw:g>
                  <svg:desc>IM8.B31:IM8.B37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468002272563086">
                <text:p>0.468002272563086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875126622670967">
                <text:p>0.0875126622670967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541029098078006">
                <text:p>0.541029098078006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111576678916089">
                <text:p>0.111576678916089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452911944473993">
                <text:p>0.4529119444739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5cm" svg:height="15.618cm" xlink:href=".." xlink:type="simple" chart:class="chart:bar" chart:style-name="ch1">
        <chart:legend chart:legend-position="top" svg:x="8.713cm" svg:y="0.185cm" style:legend-expansion="wide" chart:style-name="ch2"/>
        <chart:plot-area chart:style-name="ch3" table:cell-range-address="IM16.A22:IM16.B28 IM16.B21:IM16.B21" chart:data-source-has-labels="both" svg:x="0.405cm" svg:y="1.095cm" svg:width="19.465cm" svg:height="14.211cm">
          <chartooo:coordinate-region svg:x="2.028cm" svg:y="1.095cm" svg:width="17.842cm" svg:height="9.516cm"/>
          <chart:axis chart:dimension="x" chart:name="primary-x" chart:style-name="ch4" chartooo:axis-type="auto">
            <chartooo:date-scale/>
            <chart:categories table:cell-range-address="IM16.A22:IM16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22:IM16.B28" chart:label-cell-address="IM16.B21:IM16.B2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16.B21:IM16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22:IM16.A28</svg:desc>
                </draw:g>
              </table:table-cell>
              <table:table-cell office:value-type="float" office:value="1.8535">
                <text:p>1.8535</text:p>
                <draw:g>
                  <svg:desc>IM16.B22:IM16.B28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2.17752">
                <text:p>2.17752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.35503256320953">
                <text:p>3.35503256320953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9.69696092605591">
                <text:p>9.6969609260559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7322504520416">
                <text:p>2.07322504520416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1374699115753">
                <text:p>10.137469911575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46881308555603">
                <text:p>1.468813085556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64cm" svg:height="15.88cm" xlink:href=".." xlink:type="simple" chart:class="chart:bar" chart:style-name="ch1">
        <chart:legend chart:legend-position="top" svg:x="8.992cm" svg:y="0.185cm" style:legend-expansion="wide" chart:style-name="ch2"/>
        <chart:plot-area chart:style-name="ch3" table:cell-range-address="IM16.A31:IM16.B37 IM16.B30:IM16.B30" chart:data-source-has-labels="both" svg:x="0.401cm" svg:y="1.1cm" svg:width="19.262cm" svg:height="14.463cm">
          <chartooo:coordinate-region svg:x="2.06cm" svg:y="1.1cm" svg:width="17.603cm" svg:height="9.768cm"/>
          <chart:axis chart:dimension="x" chart:name="primary-x" chart:style-name="ch4" chartooo:axis-type="auto">
            <chartooo:date-scale/>
            <chart:categories table:cell-range-address="IM16.A31:IM16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31:IM16.B37" chart:label-cell-address="IM16.B30:IM16.B3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IM16.B30:IM16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31:IM16.A37</svg:desc>
                </draw:g>
              </table:table-cell>
              <table:table-cell office:value-type="float" office:value="1">
                <text:p>1</text:p>
                <draw:g>
                  <svg:desc>IM16.B31:IM16.B37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851197692788126">
                <text:p>0.85119769278812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55245365434751">
                <text:p>0.55245365434751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191142360388358">
                <text:p>0.191142360388358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894017754747641">
                <text:p>0.894017754747641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182836547596912">
                <text:p>0.182836547596912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26190324570695">
                <text:p>1.2619032457069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8cm" svg:height="10.726cm" xlink:href=".." xlink:type="simple" chart:class="chart:bar" chart:style-name="ch1">
        <chart:legend chart:legend-position="top" svg:x="8.105cm" svg:y="0.185cm" style:legend-expansion="wide" chart:style-name="ch2"/>
        <chart:plot-area chart:style-name="ch3" table:cell-range-address="KDD2.A24:KDD2.B31 KDD2.B23:KDD2.B23" chart:data-source-has-labels="both" svg:x="0.381cm" svg:y="0.997cm" svg:width="18.296cm" svg:height="9.515cm">
          <chartooo:coordinate-region svg:x="1.913cm" svg:y="0.997cm" svg:width="16.764cm" svg:height="5.997cm"/>
          <chart:axis chart:dimension="x" chart:name="primary-x" chart:style-name="ch4" chartooo:axis-type="auto">
            <chartooo:date-scale/>
            <chart:categories table:cell-range-address="KDD2.A24:KDD2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24:KDD2.B31" chart:label-cell-address="KDD2.B23:KDD2.B2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KDD2.B23:KDD2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24:KDD2.A31</svg:desc>
                </draw:g>
              </table:table-cell>
              <table:table-cell office:value-type="float" office:value="0.574989">
                <text:p>0.574989</text:p>
                <draw:g>
                  <svg:desc>KDD2.B24:KDD2.B31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297084">
                <text:p>0.297084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164134">
                <text:p>0.164134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0971622">
                <text:p>0.0971622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0852446">
                <text:p>0.085244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98045">
                <text:p>0.098045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707404">
                <text:p>0.0707404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41906">
                <text:p>0.41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825cm" svg:y="0.185cm" style:legend-expansion="wide" chart:style-name="ch2"/>
        <chart:plot-area chart:style-name="ch3" table:cell-range-address="Netflix.A21:Netflix.B31" chart:data-source-has-labels="both" svg:x="0.369cm" svg:y="1.097cm" svg:width="17.761cm" svg:height="14.319cm">
          <chartooo:coordinate-region svg:x="2.142cm" svg:y="1.097cm" svg:width="15.988cm" svg:height="10.802cm"/>
          <chart:axis chart:dimension="x" chart:name="primary-x" chart:style-name="ch4" chartooo:axis-type="auto">
            <chartooo:date-scale/>
            <chart:categories table:cell-range-address="Netflix.A22:Netflix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B22:Netflix.B31" chart:label-cell-address="Netflix.B21:Netflix.B2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Netflix.B21:Netflix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Netflix.A22:Netflix.A31</svg:desc>
                </draw:g>
              </table:table-cell>
              <table:table-cell office:value-type="float" office:value="2.41638">
                <text:p>2.41638</text:p>
                <draw:g>
                  <svg:desc>Netflix.B22:Netflix.B31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2.08946">
                <text:p>2.08946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1.31434">
                <text:p>1.31434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915566">
                <text:p>0.915566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894812">
                <text:p>0.894812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311016">
                <text:p>0.311016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2983">
                <text:p>0.22983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8.7342820167542">
                <text:p>38.7342820167542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5.60954322814941">
                <text:p>5.60954322814941</text:p>
              </table:table-cell>
            </table:table-row>
            <table:table-row>
              <table:table-cell office:value-type="string">
                <text:p>Tensorflow, M6000</text:p>
              </table:table-cell>
              <table:table-cell office:value-type="float" office:value="1.7154266834259">
                <text:p>1.71542668342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8.209cm" svg:y="0.185cm" style:legend-expansion="wide" chart:style-name="ch2"/>
        <chart:plot-area chart:style-name="ch3" table:cell-range-address="Netflix.A21:Netflix.A31 Netflix.C21:Netflix.C31" chart:data-source-has-labels="both" svg:x="0.369cm" svg:y="1.097cm" svg:width="17.761cm" svg:height="14.319cm">
          <chartooo:coordinate-region svg:x="2.148cm" svg:y="1.097cm" svg:width="15.982cm" svg:height="10.801cm"/>
          <chart:axis chart:dimension="x" chart:name="primary-x" chart:style-name="ch4" chartooo:axis-type="auto">
            <chartooo:date-scale/>
            <chart:categories table:cell-range-address="Netflix.A22:Netflix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C22:Netflix.C31" chart:label-cell-address="Netflix.C21:Netflix.C2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Netflix.C21:Netflix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Netflix.A22:Netflix.A31</svg:desc>
                </draw:g>
              </table:table-cell>
              <table:table-cell office:value-type="float" office:value="0.095113351376853">
                <text:p>0.095113351376853</text:p>
                <draw:g>
                  <svg:desc>Netflix.C22:Netflix.C31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109994926918917">
                <text:p>0.109994926918917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174863429553997">
                <text:p>0.174863429553997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251025048986092">
                <text:p>0.251025048986092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256847248360549">
                <text:p>0.256847248360549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738965197931939">
                <text:p>0.738965197931939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059335035537922">
                <text:p>0.0059335035537922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0.0409712503589746">
                <text:p>0.0409712503589746</text:p>
              </table:table-cell>
            </table:table-row>
            <table:table-row>
              <table:table-cell office:value-type="string">
                <text:p>Tensorflow, M6000</text:p>
              </table:table-cell>
              <table:table-cell office:value-type="float" office:value="0.133978328669228">
                <text:p>0.1339783286692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cm" svg:height="11.252cm" xlink:href=".." xlink:type="simple" chart:class="chart:bar" chart:style-name="ch1">
        <chart:legend chart:legend-position="top" svg:x="8.485cm" svg:y="0.185cm" style:legend-expansion="wide" chart:style-name="ch2"/>
        <chart:plot-area chart:style-name="ch3" table:cell-range-address="KDD2.A34:KDD2.B41 KDD2.B33:KDD2.B33" chart:data-source-has-labels="both" svg:x="0.381cm" svg:y="1.008cm" svg:width="18.288cm" svg:height="10.019cm">
          <chartooo:coordinate-region svg:x="1.914cm" svg:y="1.008cm" svg:width="16.755cm" svg:height="6.501cm"/>
          <chart:axis chart:dimension="x" chart:name="primary-x" chart:style-name="ch4" chartooo:axis-type="auto">
            <chartooo:date-scale/>
            <chart:categories table:cell-range-address="KDD2.A34:KDD2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34:KDD2.B41" chart:label-cell-address="KDD2.B33:KDD2.B3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KDD2.B33:KDD2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34:KDD2.A41</svg:desc>
                </draw:g>
              </table:table-cell>
              <table:table-cell office:value-type="float" office:value="0.123029136209562">
                <text:p>0.123029136209562</text:p>
                <draw:g>
                  <svg:desc>KDD2.B34:KDD2.B41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238115819094936">
                <text:p>0.238115819094936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430991750642767">
                <text:p>0.430991750642767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728065029404439">
                <text:p>0.728065029404439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829851978893678">
                <text:p>0.829851978893678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721509510938855">
                <text:p>0.721509510938855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168807330692502">
                <text:p>0.1688073306925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43cm" svg:height="13.023cm" xlink:href=".." xlink:type="simple" chart:class="chart:bar" chart:style-name="ch1">
        <chart:legend chart:legend-position="top" svg:x="6.631cm" svg:y="0.185cm" style:legend-expansion="wide" chart:style-name="ch2"/>
        <chart:plot-area chart:style-name="ch3" table:cell-range-address="AEA.A68:AEA.B72 AEA.B67:AEA.B67" chart:data-source-has-labels="both" svg:x="0.306cm" svg:y="1.043cm" svg:width="14.731cm" svg:height="11.72cm">
          <chartooo:coordinate-region svg:x="1.591cm" svg:y="1.043cm" svg:width="13.446cm" svg:height="8.202cm"/>
          <chart:axis chart:dimension="x" chart:name="primary-x" chart:style-name="ch4" chartooo:axis-type="auto">
            <chartooo:date-scale/>
            <chart:categories table:cell-range-address="AEA.A68:AEA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8:AEA.B72" chart:label-cell-address="AEA.B67:AEA.B6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AEA.B67:AEA.B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8:AEA.A72</svg:desc>
                </draw:g>
              </table:table-cell>
              <table:table-cell office:value-type="float" office:value="0.168966464731051">
                <text:p>0.168966464731051</text:p>
                <draw:g>
                  <svg:desc>AEA.B68:AEA.B72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322221335036729">
                <text:p>0.322221335036729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815726305682593">
                <text:p>0.815726305682593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161005411066504">
                <text:p>0.01610054110665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97cm" svg:height="12.004cm" xlink:href=".." xlink:type="simple" chart:class="chart:bar" chart:style-name="ch1">
        <chart:legend chart:legend-position="top" svg:x="8.424cm" svg:y="0.185cm" style:legend-expansion="wide" chart:style-name="ch2"/>
        <chart:plot-area chart:style-name="ch3" table:cell-range-address="IM4.A21:IM4.B28" chart:data-source-has-labels="both" svg:x="0.393cm" svg:y="1.023cm" svg:width="18.911cm" svg:height="10.741cm">
          <chartooo:coordinate-region svg:x="1.927cm" svg:y="1.023cm" svg:width="17.377cm" svg:height="6.046cm"/>
          <chart:axis chart:dimension="x" chart:name="primary-x" chart:style-name="ch4" chartooo:axis-type="auto">
            <chartooo:date-scale/>
            <chart:categories table:cell-range-address="IM4.A22:IM4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22:IM4.B28" chart:label-cell-address="IM4.B21:IM4.B2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4.B21:IM4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22:IM4.A28</svg:desc>
                </draw:g>
              </table:table-cell>
              <table:table-cell office:value-type="float" office:value="0.510678">
                <text:p>0.510678</text:p>
                <draw:g>
                  <svg:desc>IM4.B22:IM4.B28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72558">
                <text:p>0.272558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20765707492828">
                <text:p>1.20765707492828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4.46640176773071">
                <text:p>4.4664017677307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1.05198669433594">
                <text:p>1.0519866943359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5.03539295196533">
                <text:p>5.0353929519653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729574823379517">
                <text:p>0.7295748233795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97cm" svg:height="12.418cm" xlink:href=".." xlink:type="simple" chart:class="chart:bar" chart:style-name="ch1">
        <chart:legend chart:legend-position="top" svg:x="8.808cm" svg:y="0.185cm" style:legend-expansion="wide" chart:style-name="ch2"/>
        <chart:plot-area chart:style-name="ch3" table:cell-range-address="IM4.A30:IM4.B37" chart:data-source-has-labels="both" svg:x="0.393cm" svg:y="1.031cm" svg:width="18.911cm" svg:height="11.139cm">
          <chartooo:coordinate-region svg:x="1.948cm" svg:y="1.031cm" svg:width="17.356cm" svg:height="6.443cm"/>
          <chart:axis chart:dimension="x" chart:name="primary-x" chart:style-name="ch4" chartooo:axis-type="auto">
            <chartooo:date-scale/>
            <chart:categories table:cell-range-address="IM4.A31:IM4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31:IM4.B37" chart:label-cell-address="IM4.B30:IM4.B30" chart:class="chart:bar"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IM4.B30:IM4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31:IM4.A37</svg:desc>
                </draw:g>
              </table:table-cell>
              <table:table-cell office:value-type="float" office:value="0.533717920098379">
                <text:p>0.533717920098379</text:p>
                <draw:g>
                  <svg:desc>IM4.B31:IM4.B37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225691552393867">
                <text:p>0.225691552393867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610240668381432">
                <text:p>0.0610240668381432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259088828278432">
                <text:p>0.259088828278432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541284468958117">
                <text:p>0.0541284468958117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373584711623496">
                <text:p>0.3735847116234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295cm" svg:y="0.185cm" style:legend-expansion="wide" chart:style-name="ch2"/>
        <chart:plot-area chart:style-name="ch3" table:cell-range-address="IM8.A21:IM8.B28" chart:data-source-has-labels="both" svg:x="0.428cm" svg:y="1.06cm" svg:width="20.582cm" svg:height="12.55cm">
          <chartooo:coordinate-region svg:x="1.835cm" svg:y="1.06cm" svg:width="19.175cm" svg:height="7.854cm"/>
          <chart:axis chart:dimension="x" chart:name="primary-x" chart:style-name="ch4" chartooo:axis-type="auto">
            <chartooo:date-scale/>
            <chart:categories table:cell-range-address="IM8.A22:IM8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22:IM8.B28" chart:label-cell-address="IM8.B21:IM8.B2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8.B21:IM8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22:IM8.A28</svg:desc>
                </draw:g>
              </table:table-cell>
              <table:table-cell office:value-type="float" office:value="1.23056">
                <text:p>1.23056</text:p>
                <draw:g>
                  <svg:desc>IM8.B22:IM8.B28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.09013">
                <text:p>1.09013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2.32932629585266">
                <text:p>2.32932629585266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12.4568259239197">
                <text:p>12.4568259239197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1491935253143">
                <text:p>2.01491935253143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9.77023165225983">
                <text:p>9.7702316522598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2.4069358587265">
                <text:p>2.406935858726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